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2.2567310531245299" table:style-name="ce1">
            <text:p>2,256731053</text:p>
          </table:table-cell>
          <table:table-cell office:value-type="float" office:value="0.66487552958692797" table:style-name="ce1">
            <text:p>0,66487553</text:p>
          </table:table-cell>
          <table:table-cell office:value-type="float" office:value="-1.30298027883223" table:style-name="ce1">
            <text:p>-1,302980279</text:p>
          </table:table-cell>
          <table:table-cell office:value-type="float" office:value="0.35995156187390998" table:style-name="ce1">
            <text:p>0,35995156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3545782069446402" table:style-name="ce1">
            <text:p>3,354578207</text:p>
          </table:table-cell>
          <table:table-cell office:value-type="float" office:value="0.58229892279697304" table:style-name="ce1">
            <text:p>0,582298923</text:p>
          </table:table-cell>
          <table:table-cell office:value-type="float" office:value="-1.3427378059917801" table:style-name="ce1">
            <text:p>-1,342737806</text:p>
          </table:table-cell>
          <table:table-cell office:value-type="float" office:value="0.32441644176652601" table:style-name="ce1">
            <text:p>0,324416442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4.2535789508614901" table:style-name="ce1">
            <text:p>4,253578951</text:p>
          </table:table-cell>
          <table:table-cell office:value-type="float" office:value="0.54216848952769303" table:style-name="ce1">
            <text:p>0,54216849</text:p>
          </table:table-cell>
          <table:table-cell office:value-type="float" office:value="-1.3639399430260699" table:style-name="ce1">
            <text:p>-1,363939943</text:p>
          </table:table-cell>
          <table:table-cell office:value-type="float" office:value="0.30764097371541299" table:style-name="ce1">
            <text:p>0,30764097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8694976768151497" table:style-name="ce1">
            <text:p>4,869497677</text:p>
          </table:table-cell>
          <table:table-cell office:value-type="float" office:value="0.52201234844864297" table:style-name="ce1">
            <text:p>0,522012348</text:p>
          </table:table-cell>
          <table:table-cell office:value-type="float" office:value="-1.3783449078943599" table:style-name="ce1">
            <text:p>-1,378344908</text:p>
          </table:table-cell>
          <table:table-cell office:value-type="float" office:value="0.29847558040573102" table:style-name="ce1">
            <text:p>0,29847558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5.3211354764061598" table:style-name="ce1">
            <text:p>5,321135476</text:p>
          </table:table-cell>
          <table:table-cell office:value-type="float" office:value="0.50775833805632198" table:style-name="ce1">
            <text:p>0,507758338</text:p>
          </table:table-cell>
          <table:table-cell office:value-type="float" office:value="-1.37968860538791" table:style-name="ce1">
            <text:p>-1,379688605</text:p>
          </table:table-cell>
          <table:table-cell office:value-type="float" office:value="0.28965802632009802" table:style-name="ce1">
            <text:p>0,28965802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7218640346383003" table:style-name="ce1">
            <text:p>5,721864035</text:p>
          </table:table-cell>
          <table:table-cell office:value-type="float" office:value="0.49770929697976701" table:style-name="ce1">
            <text:p>0,497709297</text:p>
          </table:table-cell>
          <table:table-cell office:value-type="float" office:value="-1.3844943616113701" table:style-name="ce1">
            <text:p>-1,384494362</text:p>
          </table:table-cell>
          <table:table-cell office:value-type="float" office:value="0.28612336790034798" table:style-name="ce1">
            <text:p>0,286123368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5.8898771539597998" table:style-name="ce1">
            <text:p>5,889877154</text:p>
          </table:table-cell>
          <table:table-cell office:value-type="float" office:value="0.49374816702170299" table:style-name="ce1">
            <text:p>0,493748167</text:p>
          </table:table-cell>
          <table:table-cell office:value-type="float" office:value="-1.3902743339577699" table:style-name="ce1">
            <text:p>-1,390274334</text:p>
          </table:table-cell>
          <table:table-cell office:value-type="float" office:value="0.27979188814220701" table:style-name="ce1">
            <text:p>0,27979188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0307996437344498" table:style-name="ce1">
            <text:p>6,030799644</text:p>
          </table:table-cell>
          <table:table-cell office:value-type="float" office:value="0.49071461202278799" table:style-name="ce1">
            <text:p>0,490714612</text:p>
          </table:table-cell>
          <table:table-cell office:value-type="float" office:value="-1.39416553722822" table:style-name="ce1">
            <text:p>-1,394165537</text:p>
          </table:table-cell>
          <table:table-cell office:value-type="float" office:value="0.27657108038018802" table:style-name="ce1">
            <text:p>0,27657108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6.0911329905635601" table:style-name="ce1">
            <text:p>6,091132991</text:p>
          </table:table-cell>
          <table:table-cell office:value-type="float" office:value="0.48938013239058498" table:style-name="ce1">
            <text:p>0,489380132</text:p>
          </table:table-cell>
          <table:table-cell office:value-type="float" office:value="-1.3983018495036501" table:style-name="ce1">
            <text:p>-1,39830185</text:p>
          </table:table-cell>
          <table:table-cell office:value-type="float" office:value="0.27830046442998602" table:style-name="ce1">
            <text:p>0,27830046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.1139590826591501" table:style-name="ce1">
            <text:p>6,113959083</text:p>
          </table:table-cell>
          <table:table-cell office:value-type="float" office:value="0.48863275457036998" table:style-name="ce1">
            <text:p>0,488632755</text:p>
          </table:table-cell>
          <table:table-cell office:value-type="float" office:value="-1.3925541976612199" table:style-name="ce1">
            <text:p>-1,392554198</text:p>
          </table:table-cell>
          <table:table-cell office:value-type="float" office:value="0.27669938881221501" table:style-name="ce1">
            <text:p>0,276699389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6.10023521872768" table:style-name="ce1">
            <text:p>6,100235219</text:p>
          </table:table-cell>
          <table:table-cell office:value-type="float" office:value="0.48894868079880799" table:style-name="ce1">
            <text:p>0,488948681</text:p>
          </table:table-cell>
          <table:table-cell office:value-type="float" office:value="-1.3930107999483401" table:style-name="ce1">
            <text:p>-1,3930108</text:p>
          </table:table-cell>
          <table:table-cell office:value-type="float" office:value="0.27856570437551897" table:style-name="ce1">
            <text:p>0,27856570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0758804683325103" table:style-name="ce1">
            <text:p>6,075880468</text:p>
          </table:table-cell>
          <table:table-cell office:value-type="float" office:value="0.49002413393486199" table:style-name="ce1">
            <text:p>0,490024134</text:p>
          </table:table-cell>
          <table:table-cell office:value-type="float" office:value="-1.3962868209566099" table:style-name="ce1">
            <text:p>-1,396286821</text:p>
          </table:table-cell>
          <table:table-cell office:value-type="float" office:value="0.27588172006609002" table:style-name="ce1">
            <text:p>0,27588172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6.0473835686223696" table:style-name="ce1">
            <text:p>6,047383569</text:p>
          </table:table-cell>
          <table:table-cell office:value-type="float" office:value="0.49126055085702502" table:style-name="ce1">
            <text:p>0,491260551</text:p>
          </table:table-cell>
          <table:table-cell office:value-type="float" office:value="-1.3986580085375699" table:style-name="ce1">
            <text:p>-1,398658009</text:p>
          </table:table-cell>
          <table:table-cell office:value-type="float" office:value="0.27919451094759201" table:style-name="ce1">
            <text:p>0,27919451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.0317456720659903" table:style-name="ce1">
            <text:p>6,031745672</text:p>
          </table:table-cell>
          <table:table-cell office:value-type="float" office:value="0.49080857611434697" table:style-name="ce1">
            <text:p>0,490808576</text:p>
          </table:table-cell>
          <table:table-cell office:value-type="float" office:value="-1.39565530618871" table:style-name="ce1">
            <text:p>-1,395655306</text:p>
          </table:table-cell>
          <table:table-cell office:value-type="float" office:value="0.278257034972829" table:style-name="ce1">
            <text:p>0,278257035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6.00954442266565" table:style-name="ce1">
            <text:p>6,009544423</text:p>
          </table:table-cell>
          <table:table-cell office:value-type="float" office:value="0.49117286025663498" table:style-name="ce1">
            <text:p>0,49117286</text:p>
          </table:table-cell>
          <table:table-cell office:value-type="float" office:value="-1.39810741909951" table:style-name="ce1">
            <text:p>-1,398107419</text:p>
          </table:table-cell>
          <table:table-cell office:value-type="float" office:value="0.27635754909044402" table:style-name="ce1">
            <text:p>0,27635754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9826232932291399" table:style-name="ce1">
            <text:p>5,982623293</text:p>
          </table:table-cell>
          <table:table-cell office:value-type="float" office:value="0.49182282082602202" table:style-name="ce1">
            <text:p>0,491822821</text:p>
          </table:table-cell>
          <table:table-cell office:value-type="float" office:value="-1.39458170405489" table:style-name="ce1">
            <text:p>-1,394581704</text:p>
          </table:table-cell>
          <table:table-cell office:value-type="float" office:value="0.27738012608697399" table:style-name="ce1">
            <text:p>0,277380126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5.9685556838444596" table:style-name="ce1">
            <text:p>5,968555684</text:p>
          </table:table-cell>
          <table:table-cell office:value-type="float" office:value="0.49269656865273798" table:style-name="ce1">
            <text:p>0,492696569</text:p>
          </table:table-cell>
          <table:table-cell office:value-type="float" office:value="-1.3967560100807599" table:style-name="ce1">
            <text:p>-1,39675601</text:p>
          </table:table-cell>
          <table:table-cell office:value-type="float" office:value="0.27628151613650498" table:style-name="ce1">
            <text:p>0,27628151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9689520456176997" table:style-name="ce1">
            <text:p>5,968952046</text:p>
          </table:table-cell>
          <table:table-cell office:value-type="float" office:value="0.49237558848561402" table:style-name="ce1">
            <text:p>0,492375588</text:p>
          </table:table-cell>
          <table:table-cell office:value-type="float" office:value="-1.3935229055010001" table:style-name="ce1">
            <text:p>-1,393522906</text:p>
          </table:table-cell>
          <table:table-cell office:value-type="float" office:value="0.279464182351082" table:style-name="ce1">
            <text:p>0,279464182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5.9075056800697201" table:style-name="ce1">
            <text:p>5,90750568</text:p>
          </table:table-cell>
          <table:table-cell office:value-type="float" office:value="0.49398579642912999" table:style-name="ce1">
            <text:p>0,493985796</text:p>
          </table:table-cell>
          <table:table-cell office:value-type="float" office:value="-1.3936337751449199" table:style-name="ce1">
            <text:p>-1,393633775</text:p>
          </table:table-cell>
          <table:table-cell office:value-type="float" office:value="0.28142096598272098" table:style-name="ce1">
            <text:p>0,28142096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9338171591280302" table:style-name="ce1">
            <text:p>5,933817159</text:p>
          </table:table-cell>
          <table:table-cell office:value-type="float" office:value="0.49339225277225801" table:style-name="ce1">
            <text:p>0,493392253</text:p>
          </table:table-cell>
          <table:table-cell office:value-type="float" office:value="-1.3962752957431901" table:style-name="ce1">
            <text:p>-1,396275296</text:p>
          </table:table-cell>
          <table:table-cell office:value-type="float" office:value="0.27667338611041897" table:style-name="ce1">
            <text:p>0,276673386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5.8874291413277504" table:style-name="ce1">
            <text:p>5,887429141</text:p>
          </table:table-cell>
          <table:table-cell office:value-type="float" office:value="0.49418632430218701" table:style-name="ce1">
            <text:p>0,494186324</text:p>
          </table:table-cell>
          <table:table-cell office:value-type="float" office:value="-1.39730256880531" table:style-name="ce1">
            <text:p>-1,397302569</text:p>
          </table:table-cell>
          <table:table-cell office:value-type="float" office:value="0.27965519125940902" table:style-name="ce1">
            <text:p>0,27965519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8728414746627804" table:style-name="ce1">
            <text:p>5,872841475</text:p>
          </table:table-cell>
          <table:table-cell office:value-type="float" office:value="0.49424968113923601" table:style-name="ce1">
            <text:p>0,494249681</text:p>
          </table:table-cell>
          <table:table-cell office:value-type="float" office:value="-1.4003635671260199" table:style-name="ce1">
            <text:p>-1,400363567</text:p>
          </table:table-cell>
          <table:table-cell office:value-type="float" office:value="0.27611714914963498" table:style-name="ce1">
            <text:p>0,276117149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5.8709974329995598" table:style-name="ce1">
            <text:p>5,870997433</text:p>
          </table:table-cell>
          <table:table-cell office:value-type="float" office:value="0.49481804729711298" table:style-name="ce1">
            <text:p>0,494818047</text:p>
          </table:table-cell>
          <table:table-cell office:value-type="float" office:value="-1.3939672484591701" table:style-name="ce1">
            <text:p>-1,393967248</text:p>
          </table:table-cell>
          <table:table-cell office:value-type="float" office:value="0.282737085417953" table:style-name="ce1">
            <text:p>0,28273708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87199419131968" table:style-name="ce1">
            <text:p>5,871994191</text:p>
          </table:table-cell>
          <table:table-cell office:value-type="float" office:value="0.49450500598720198" table:style-name="ce1">
            <text:p>0,494505006</text:p>
          </table:table-cell>
          <table:table-cell office:value-type="float" office:value="-1.39588594838878" table:style-name="ce1">
            <text:p>-1,395885948</text:p>
          </table:table-cell>
          <table:table-cell office:value-type="float" office:value="0.278573284792132" table:style-name="ce1">
            <text:p>0,278573285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5.8384028787546498" table:style-name="ce1">
            <text:p>5,838402879</text:p>
          </table:table-cell>
          <table:table-cell office:value-type="float" office:value="0.49560042093644802" table:style-name="ce1">
            <text:p>0,495600421</text:p>
          </table:table-cell>
          <table:table-cell office:value-type="float" office:value="-1.39386481446376" table:style-name="ce1">
            <text:p>-1,393864814</text:p>
          </table:table-cell>
          <table:table-cell office:value-type="float" office:value="0.28041737210021001" table:style-name="ce1">
            <text:p>0,28041737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.8531053488045597" table:style-name="ce1">
            <text:p>5,853105349</text:p>
          </table:table-cell>
          <table:table-cell office:value-type="float" office:value="0.49445055877412197" table:style-name="ce1">
            <text:p>0,494450559</text:p>
          </table:table-cell>
          <table:table-cell office:value-type="float" office:value="-1.3946138626011" table:style-name="ce1">
            <text:p>-1,394613863</text:p>
          </table:table-cell>
          <table:table-cell office:value-type="float" office:value="0.27901222975693302" table:style-name="ce1">
            <text:p>0,27901223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5.8353835351610597" table:style-name="ce1">
            <text:p>5,835383535</text:p>
          </table:table-cell>
          <table:table-cell office:value-type="float" office:value="0.49466180074171701" table:style-name="ce1">
            <text:p>0,494661801</text:p>
          </table:table-cell>
          <table:table-cell office:value-type="float" office:value="-1.3937421651598101" table:style-name="ce1">
            <text:p>-1,393742165</text:p>
          </table:table-cell>
          <table:table-cell office:value-type="float" office:value="0.281391736999694" table:style-name="ce1">
            <text:p>0,281391737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8309779951238099" table:style-name="ce1">
            <text:p>5,830977995</text:p>
          </table:table-cell>
          <table:table-cell office:value-type="float" office:value="0.495156380585839" table:style-name="ce1">
            <text:p>0,495156381</text:p>
          </table:table-cell>
          <table:table-cell office:value-type="float" office:value="-1.39085880590245" table:style-name="ce1">
            <text:p>-1,390858806</text:p>
          </table:table-cell>
          <table:table-cell office:value-type="float" office:value="0.28053937965165998" table:style-name="ce1">
            <text:p>0,28053938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5.8622346767439" table:style-name="ce1">
            <text:p>5,862234677</text:p>
          </table:table-cell>
          <table:table-cell office:value-type="float" office:value="0.49487124138117999" table:style-name="ce1">
            <text:p>0,494871241</text:p>
          </table:table-cell>
          <table:table-cell office:value-type="float" office:value="-1.40126685271534" table:style-name="ce1">
            <text:p>-1,401266853</text:p>
          </table:table-cell>
          <table:table-cell office:value-type="float" office:value="0.27532131196170301" table:style-name="ce1">
            <text:p>0,27532131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8536195083859299" table:style-name="ce1">
            <text:p>5,853619508</text:p>
          </table:table-cell>
          <table:table-cell office:value-type="float" office:value="0.49379347137326601" table:style-name="ce1">
            <text:p>0,493793471</text:p>
          </table:table-cell>
          <table:table-cell office:value-type="float" office:value="-1.39897994271337" table:style-name="ce1">
            <text:p>-1,398979943</text:p>
          </table:table-cell>
          <table:table-cell office:value-type="float" office:value="0.27632617745899402" table:style-name="ce1">
            <text:p>0,276326177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5.8533506995559597" table:style-name="ce1">
            <text:p>5,8533507</text:p>
          </table:table-cell>
          <table:table-cell office:value-type="float" office:value="0.49558090234716101" table:style-name="ce1">
            <text:p>0,495580902</text:p>
          </table:table-cell>
          <table:table-cell office:value-type="float" office:value="-1.4029131044073599" table:style-name="ce1">
            <text:p>-1,402913104</text:p>
          </table:table-cell>
          <table:table-cell office:value-type="float" office:value="0.27838252913650302" table:style-name="ce1">
            <text:p>0,27838252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.8388688767954298" table:style-name="ce1">
            <text:p>5,838868877</text:p>
          </table:table-cell>
          <table:table-cell office:value-type="float" office:value="0.49392539207004799" table:style-name="ce1">
            <text:p>0,493925392</text:p>
          </table:table-cell>
          <table:table-cell office:value-type="float" office:value="-1.3923129932770499" table:style-name="ce1">
            <text:p>-1,392312993</text:p>
          </table:table-cell>
          <table:table-cell office:value-type="float" office:value="0.27998328081232998" table:style-name="ce1">
            <text:p>0,279983281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5.8467698002677704" table:style-name="ce1">
            <text:p>5,8467698</text:p>
          </table:table-cell>
          <table:table-cell office:value-type="float" office:value="0.49464569113072898" table:style-name="ce1">
            <text:p>0,494645691</text:p>
          </table:table-cell>
          <table:table-cell office:value-type="float" office:value="-1.3992669533972599" table:style-name="ce1">
            <text:p>-1,399266953</text:p>
          </table:table-cell>
          <table:table-cell office:value-type="float" office:value="0.277520713618017" table:style-name="ce1">
            <text:p>0,277520714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83856970614457" table:style-name="ce1">
            <text:p>5,838569706</text:p>
          </table:table-cell>
          <table:table-cell office:value-type="float" office:value="0.49495132710304801" table:style-name="ce1">
            <text:p>0,494951327</text:p>
          </table:table-cell>
          <table:table-cell office:value-type="float" office:value="-1.3966854161012501" table:style-name="ce1">
            <text:p>-1,396685416</text:p>
          </table:table-cell>
          <table:table-cell office:value-type="float" office:value="0.281435459605339" table:style-name="ce1">
            <text:p>0,28143546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5.8434939769408603" table:style-name="ce1">
            <text:p>5,843493977</text:p>
          </table:table-cell>
          <table:table-cell office:value-type="float" office:value="0.495557560002168" table:style-name="ce1">
            <text:p>0,49555756</text:p>
          </table:table-cell>
          <table:table-cell office:value-type="float" office:value="-1.39950674228501" table:style-name="ce1">
            <text:p>-1,399506742</text:p>
          </table:table-cell>
          <table:table-cell office:value-type="float" office:value="0.27681042196120698" table:style-name="ce1">
            <text:p>0,276810422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.8533750705245504" table:style-name="ce1">
            <text:p>5,853375071</text:p>
          </table:table-cell>
          <table:table-cell office:value-type="float" office:value="0.49368260966606198" table:style-name="ce1">
            <text:p>0,49368261</text:p>
          </table:table-cell>
          <table:table-cell office:value-type="float" office:value="-1.39431717407611" table:style-name="ce1">
            <text:p>-1,394317174</text:p>
          </table:table-cell>
          <table:table-cell office:value-type="float" office:value="0.27601291477918799" table:style-name="ce1">
            <text:p>0,276012915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5.8627031922525603" table:style-name="ce1">
            <text:p>5,862703192</text:p>
          </table:table-cell>
          <table:table-cell office:value-type="float" office:value="0.49356796165155897" table:style-name="ce1">
            <text:p>0,493567962</text:p>
          </table:table-cell>
          <table:table-cell office:value-type="float" office:value="-1.39177302911546" table:style-name="ce1">
            <text:p>-1,391773029</text:p>
          </table:table-cell>
          <table:table-cell office:value-type="float" office:value="0.28040369942911803" table:style-name="ce1">
            <text:p>0,280403699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.8698740432790002" table:style-name="ce1">
            <text:p>5,869874043</text:p>
          </table:table-cell>
          <table:table-cell office:value-type="float" office:value="0.49439802039870601" table:style-name="ce1">
            <text:p>0,49439802</text:p>
          </table:table-cell>
          <table:table-cell office:value-type="float" office:value="-1.3911229681455901" table:style-name="ce1">
            <text:p>-1,391122968</text:p>
          </table:table-cell>
          <table:table-cell office:value-type="float" office:value="0.28008077244355301" table:style-name="ce1">
            <text:p>0,280080772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5.8350834324469103" table:style-name="ce1">
            <text:p>5,835083432</text:p>
          </table:table-cell>
          <table:table-cell office:value-type="float" office:value="0.49467539923951598" table:style-name="ce1">
            <text:p>0,494675399</text:p>
          </table:table-cell>
          <table:table-cell office:value-type="float" office:value="-1.39015365622822" table:style-name="ce1">
            <text:p>-1,390153656</text:p>
          </table:table-cell>
          <table:table-cell office:value-type="float" office:value="0.282709268585629" table:style-name="ce1">
            <text:p>0,28270926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8544520113001397" table:style-name="ce1">
            <text:p>5,854452011</text:p>
          </table:table-cell>
          <table:table-cell office:value-type="float" office:value="0.49461832910751202" table:style-name="ce1">
            <text:p>0,494618329</text:p>
          </table:table-cell>
          <table:table-cell office:value-type="float" office:value="-1.3948324877888401" table:style-name="ce1">
            <text:p>-1,394832488</text:p>
          </table:table-cell>
          <table:table-cell office:value-type="float" office:value="0.27910876503425702" table:style-name="ce1">
            <text:p>0,279108765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5.8411582694949002" table:style-name="ce1">
            <text:p>5,841158269</text:p>
          </table:table-cell>
          <table:table-cell office:value-type="float" office:value="0.494450759678774" table:style-name="ce1">
            <text:p>0,49445076</text:p>
          </table:table-cell>
          <table:table-cell office:value-type="float" office:value="-1.3938783459206701" table:style-name="ce1">
            <text:p>-1,393878346</text:p>
          </table:table-cell>
          <table:table-cell office:value-type="float" office:value="0.277481329150159" table:style-name="ce1">
            <text:p>0,27748132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85805939760548" table:style-name="ce1">
            <text:p>5,858059398</text:p>
          </table:table-cell>
          <table:table-cell office:value-type="float" office:value="0.49468184052054898" table:style-name="ce1">
            <text:p>0,494681841</text:p>
          </table:table-cell>
          <table:table-cell office:value-type="float" office:value="-1.3945049372062801" table:style-name="ce1">
            <text:p>-1,394504937</text:p>
          </table:table-cell>
          <table:table-cell office:value-type="float" office:value="0.28026417409069698" table:style-name="ce1">
            <text:p>0,280264174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5.8315145514003603" table:style-name="ce1">
            <text:p>5,831514551</text:p>
          </table:table-cell>
          <table:table-cell office:value-type="float" office:value="0.49473613445171299" table:style-name="ce1">
            <text:p>0,494736134</text:p>
          </table:table-cell>
          <table:table-cell office:value-type="float" office:value="-1.3970797220978799" table:style-name="ce1">
            <text:p>-1,397079722</text:p>
          </table:table-cell>
          <table:table-cell office:value-type="float" office:value="0.27831836803080301" table:style-name="ce1">
            <text:p>0,278318368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.8502503762484004" table:style-name="ce1">
            <text:p>5,850250376</text:p>
          </table:table-cell>
          <table:table-cell office:value-type="float" office:value="0.49465227135172701" table:style-name="ce1">
            <text:p>0,494652271</text:p>
          </table:table-cell>
          <table:table-cell office:value-type="float" office:value="-1.4020546422164499" table:style-name="ce1">
            <text:p>-1,402054642</text:p>
          </table:table-cell>
          <table:table-cell office:value-type="float" office:value="0.27385112919542398" table:style-name="ce1">
            <text:p>0,273851129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5.8090825597447999" table:style-name="ce1">
            <text:p>5,80908256</text:p>
          </table:table-cell>
          <table:table-cell office:value-type="float" office:value="0.49600400962579799" table:style-name="ce1">
            <text:p>0,49600401</text:p>
          </table:table-cell>
          <table:table-cell office:value-type="float" office:value="-1.39365759317299" table:style-name="ce1">
            <text:p>-1,393657593</text:p>
          </table:table-cell>
          <table:table-cell office:value-type="float" office:value="0.27906932839516702" table:style-name="ce1">
            <text:p>0,279069328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.8024786779557003" table:style-name="ce1">
            <text:p>5,802478678</text:p>
          </table:table-cell>
          <table:table-cell office:value-type="float" office:value="0.49666427411108399" table:style-name="ce1">
            <text:p>0,496664274</text:p>
          </table:table-cell>
          <table:table-cell office:value-type="float" office:value="-1.40423406040095" table:style-name="ce1">
            <text:p>-1,40423406</text:p>
          </table:table-cell>
          <table:table-cell office:value-type="float" office:value="0.27720325071596702" table:style-name="ce1">
            <text:p>0,277203251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5.8004079881636903" table:style-name="ce1">
            <text:p>5,800407988</text:p>
          </table:table-cell>
          <table:table-cell office:value-type="float" office:value="0.49630859010801098" table:style-name="ce1">
            <text:p>0,49630859</text:p>
          </table:table-cell>
          <table:table-cell office:value-type="float" office:value="-1.39239971832622" table:style-name="ce1">
            <text:p>-1,392399718</text:p>
          </table:table-cell>
          <table:table-cell office:value-type="float" office:value="0.283033088795342" table:style-name="ce1">
            <text:p>0,28303308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8027971466816801" table:style-name="ce1">
            <text:p>5,802797147</text:p>
          </table:table-cell>
          <table:table-cell office:value-type="float" office:value="0.49615676034198902" table:style-name="ce1">
            <text:p>0,49615676</text:p>
          </table:table-cell>
          <table:table-cell office:value-type="float" office:value="-1.39982634702176" table:style-name="ce1">
            <text:p>-1,399826347</text:p>
          </table:table-cell>
          <table:table-cell office:value-type="float" office:value="0.27849405069261901" table:style-name="ce1">
            <text:p>0,278494051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5.7959711834563299" table:style-name="ce1">
            <text:p>5,795971183</text:p>
          </table:table-cell>
          <table:table-cell office:value-type="float" office:value="0.49557875377301502" table:style-name="ce1">
            <text:p>0,495578754</text:p>
          </table:table-cell>
          <table:table-cell office:value-type="float" office:value="-1.39756498488842" table:style-name="ce1">
            <text:p>-1,397564985</text:p>
          </table:table-cell>
          <table:table-cell office:value-type="float" office:value="0.27818852092241603" table:style-name="ce1">
            <text:p>0,27818852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.7645782340951799" table:style-name="ce1">
            <text:p>5,764578234</text:p>
          </table:table-cell>
          <table:table-cell office:value-type="float" office:value="0.49689875848901699" table:style-name="ce1">
            <text:p>0,496898758</text:p>
          </table:table-cell>
          <table:table-cell office:value-type="float" office:value="-1.39473246125841" table:style-name="ce1">
            <text:p>-1,394732461</text:p>
          </table:table-cell>
          <table:table-cell office:value-type="float" office:value="0.28200412108232698" table:style-name="ce1">
            <text:p>0,282004121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5.7949444411301698" table:style-name="ce1">
            <text:p>5,794944441</text:p>
          </table:table-cell>
          <table:table-cell office:value-type="float" office:value="0.49647017293418499" table:style-name="ce1">
            <text:p>0,496470173</text:p>
          </table:table-cell>
          <table:table-cell office:value-type="float" office:value="-1.3977791950797001" table:style-name="ce1">
            <text:p>-1,397779195</text:p>
          </table:table-cell>
          <table:table-cell office:value-type="float" office:value="0.277491909060741" table:style-name="ce1">
            <text:p>0,27749190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78285073714141" table:style-name="ce1">
            <text:p>5,782850737</text:p>
          </table:table-cell>
          <table:table-cell office:value-type="float" office:value="0.497169815675786" table:style-name="ce1">
            <text:p>0,497169816</text:p>
          </table:table-cell>
          <table:table-cell office:value-type="float" office:value="-1.39916273043288" table:style-name="ce1">
            <text:p>-1,39916273</text:p>
          </table:table-cell>
          <table:table-cell office:value-type="float" office:value="0.278630500772659" table:style-name="ce1">
            <text:p>0,278630501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5.7880675942732003" table:style-name="ce1">
            <text:p>5,788067594</text:p>
          </table:table-cell>
          <table:table-cell office:value-type="float" office:value="0.49654095481142702" table:style-name="ce1">
            <text:p>0,496540955</text:p>
          </table:table-cell>
          <table:table-cell office:value-type="float" office:value="-1.3955025903432801" table:style-name="ce1">
            <text:p>-1,39550259</text:p>
          </table:table-cell>
          <table:table-cell office:value-type="float" office:value="0.27853331501642797" table:style-name="ce1">
            <text:p>0,27853331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.7717225722344399" table:style-name="ce1">
            <text:p>5,771722572</text:p>
          </table:table-cell>
          <table:table-cell office:value-type="float" office:value="0.49651355315408802" table:style-name="ce1">
            <text:p>0,496513553</text:p>
          </table:table-cell>
          <table:table-cell office:value-type="float" office:value="-1.3963220997102599" table:style-name="ce1">
            <text:p>-1,3963221</text:p>
          </table:table-cell>
          <table:table-cell office:value-type="float" office:value="0.27674213929920899" table:style-name="ce1">
            <text:p>0,276742139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5.7760294879297396" table:style-name="ce1">
            <text:p>5,776029488</text:p>
          </table:table-cell>
          <table:table-cell office:value-type="float" office:value="0.49705293787949001" table:style-name="ce1">
            <text:p>0,497052938</text:p>
          </table:table-cell>
          <table:table-cell office:value-type="float" office:value="-1.39866956418887" table:style-name="ce1">
            <text:p>-1,398669564</text:p>
          </table:table-cell>
          <table:table-cell office:value-type="float" office:value="0.27974675962878798" table:style-name="ce1">
            <text:p>0,27974676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.7714772910460201" table:style-name="ce1">
            <text:p>5,771477291</text:p>
          </table:table-cell>
          <table:table-cell office:value-type="float" office:value="0.49675909130208601" table:style-name="ce1">
            <text:p>0,496759091</text:p>
          </table:table-cell>
          <table:table-cell office:value-type="float" office:value="-1.40096570930618" table:style-name="ce1">
            <text:p>-1,400965709</text:p>
          </table:table-cell>
          <table:table-cell office:value-type="float" office:value="0.27636533232819399" table:style-name="ce1">
            <text:p>0,276365332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5.7674039218328597" table:style-name="ce1">
            <text:p>5,767403922</text:p>
          </table:table-cell>
          <table:table-cell office:value-type="float" office:value="0.49770490104702397" table:style-name="ce1">
            <text:p>0,497704901</text:p>
          </table:table-cell>
          <table:table-cell office:value-type="float" office:value="-1.39840661373298" table:style-name="ce1">
            <text:p>-1,398406614</text:p>
          </table:table-cell>
          <table:table-cell office:value-type="float" office:value="0.281925912837105" table:style-name="ce1">
            <text:p>0,281925913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654243484796401" table:style-name="ce1">
            <text:p>5,765424348</text:p>
          </table:table-cell>
          <table:table-cell office:value-type="float" office:value="0.49694208625862701" table:style-name="ce1">
            <text:p>0,496942086</text:p>
          </table:table-cell>
          <table:table-cell office:value-type="float" office:value="-1.4021971807095699" table:style-name="ce1">
            <text:p>-1,402197181</text:p>
          </table:table-cell>
          <table:table-cell office:value-type="float" office:value="0.27668027315494398" table:style-name="ce1">
            <text:p>0,276680273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5.7336812686287502" table:style-name="ce1">
            <text:p>5,733681269</text:p>
          </table:table-cell>
          <table:table-cell office:value-type="float" office:value="0.49813749090571602" table:style-name="ce1">
            <text:p>0,498137491</text:p>
          </table:table-cell>
          <table:table-cell office:value-type="float" office:value="-1.4007120224323899" table:style-name="ce1">
            <text:p>-1,400712022</text:p>
          </table:table-cell>
          <table:table-cell office:value-type="float" office:value="0.281073969496487" table:style-name="ce1">
            <text:p>0,28107396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.7293370185865502" table:style-name="ce1">
            <text:p>5,729337019</text:p>
          </table:table-cell>
          <table:table-cell office:value-type="float" office:value="0.49731829207115402" table:style-name="ce1">
            <text:p>0,497318292</text:p>
          </table:table-cell>
          <table:table-cell office:value-type="float" office:value="-1.39375312551307" table:style-name="ce1">
            <text:p>-1,393753126</text:p>
          </table:table-cell>
          <table:table-cell office:value-type="float" office:value="0.28319785439550699" table:style-name="ce1">
            <text:p>0,283197854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5.7356529420581897" table:style-name="ce1">
            <text:p>5,735652942</text:p>
          </table:table-cell>
          <table:table-cell office:value-type="float" office:value="0.497858126163854" table:style-name="ce1">
            <text:p>0,497858126</text:p>
          </table:table-cell>
          <table:table-cell office:value-type="float" office:value="-1.39966030226841" table:style-name="ce1">
            <text:p>-1,399660302</text:p>
          </table:table-cell>
          <table:table-cell office:value-type="float" office:value="0.27931716171051502" table:style-name="ce1">
            <text:p>0,279317162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7357417730707603" table:style-name="ce1">
            <text:p>5,735741773</text:p>
          </table:table-cell>
          <table:table-cell office:value-type="float" office:value="0.49803096985540601" table:style-name="ce1">
            <text:p>0,49803097</text:p>
          </table:table-cell>
          <table:table-cell office:value-type="float" office:value="-1.39727705867069" table:style-name="ce1">
            <text:p>-1,397277059</text:p>
          </table:table-cell>
          <table:table-cell office:value-type="float" office:value="0.28241359882893902" table:style-name="ce1">
            <text:p>0,282413599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5.7505987305007498" table:style-name="ce1">
            <text:p>5,750598731</text:p>
          </table:table-cell>
          <table:table-cell office:value-type="float" office:value="0.49735674834961902" table:style-name="ce1">
            <text:p>0,497356748</text:p>
          </table:table-cell>
          <table:table-cell office:value-type="float" office:value="-1.3956954006820901" table:style-name="ce1">
            <text:p>-1,395695401</text:p>
          </table:table-cell>
          <table:table-cell office:value-type="float" office:value="0.28339442022636802" table:style-name="ce1">
            <text:p>0,2833944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7574876429848496" table:style-name="ce1">
            <text:p>5,757487643</text:p>
          </table:table-cell>
          <table:table-cell office:value-type="float" office:value="0.49650877276227001" table:style-name="ce1">
            <text:p>0,496508773</text:p>
          </table:table-cell>
          <table:table-cell office:value-type="float" office:value="-1.39874597931766" table:style-name="ce1">
            <text:p>-1,398745979</text:p>
          </table:table-cell>
          <table:table-cell office:value-type="float" office:value="0.27827462583186602" table:style-name="ce1">
            <text:p>0,278274626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5.7443079473430201" table:style-name="ce1">
            <text:p>5,744307947</text:p>
          </table:table-cell>
          <table:table-cell office:value-type="float" office:value="0.49753927066097198" table:style-name="ce1">
            <text:p>0,497539271</text:p>
          </table:table-cell>
          <table:table-cell office:value-type="float" office:value="-1.3962677906190499" table:style-name="ce1">
            <text:p>-1,396267791</text:p>
          </table:table-cell>
          <table:table-cell office:value-type="float" office:value="0.28045072532465498" table:style-name="ce1">
            <text:p>0,28045072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.7559518593376398" table:style-name="ce1">
            <text:p>5,755951859</text:p>
          </table:table-cell>
          <table:table-cell office:value-type="float" office:value="0.49635352674205402" table:style-name="ce1">
            <text:p>0,496353527</text:p>
          </table:table-cell>
          <table:table-cell office:value-type="float" office:value="-1.3971950049211399" table:style-name="ce1">
            <text:p>-1,397195005</text:p>
          </table:table-cell>
          <table:table-cell office:value-type="float" office:value="0.27693185341109" table:style-name="ce1">
            <text:p>0,276931853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5.7507152542276501" table:style-name="ce1">
            <text:p>5,750715254</text:p>
          </table:table-cell>
          <table:table-cell office:value-type="float" office:value="0.49736827106078402" table:style-name="ce1">
            <text:p>0,497368271</text:p>
          </table:table-cell>
          <table:table-cell office:value-type="float" office:value="-1.39643374561778" table:style-name="ce1">
            <text:p>-1,396433746</text:p>
          </table:table-cell>
          <table:table-cell office:value-type="float" office:value="0.27585555315703097" table:style-name="ce1">
            <text:p>0,27585555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7406643458800399" table:style-name="ce1">
            <text:p>5,740664346</text:p>
          </table:table-cell>
          <table:table-cell office:value-type="float" office:value="0.497580405206339" table:style-name="ce1">
            <text:p>0,497580405</text:p>
          </table:table-cell>
          <table:table-cell office:value-type="float" office:value="-1.39981611316364" table:style-name="ce1">
            <text:p>-1,399816113</text:p>
          </table:table-cell>
          <table:table-cell office:value-type="float" office:value="0.27548305174787302" table:style-name="ce1">
            <text:p>0,275483052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5.7364693061780896" table:style-name="ce1">
            <text:p>5,736469306</text:p>
          </table:table-cell>
          <table:table-cell office:value-type="float" office:value="0.49790731539925698" table:style-name="ce1">
            <text:p>0,497907315</text:p>
          </table:table-cell>
          <table:table-cell office:value-type="float" office:value="-1.3948111281603" table:style-name="ce1">
            <text:p>-1,394811128</text:p>
          </table:table-cell>
          <table:table-cell office:value-type="float" office:value="0.28281812349646801" table:style-name="ce1">
            <text:p>0,282818123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.7503896432603199" table:style-name="ce1">
            <text:p>5,750389643</text:p>
          </table:table-cell>
          <table:table-cell office:value-type="float" office:value="0.49645700184786301" table:style-name="ce1">
            <text:p>0,496457002</text:p>
          </table:table-cell>
          <table:table-cell office:value-type="float" office:value="-1.3975847419471199" table:style-name="ce1">
            <text:p>-1,397584742</text:p>
          </table:table-cell>
          <table:table-cell office:value-type="float" office:value="0.27588401792291101" table:style-name="ce1">
            <text:p>0,275884018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5.7694626359593801" table:style-name="ce1">
            <text:p>5,769462636</text:p>
          </table:table-cell>
          <table:table-cell office:value-type="float" office:value="0.49668960174864801" table:style-name="ce1">
            <text:p>0,496689602</text:p>
          </table:table-cell>
          <table:table-cell office:value-type="float" office:value="-1.39870279152851" table:style-name="ce1">
            <text:p>-1,398702792</text:p>
          </table:table-cell>
          <table:table-cell office:value-type="float" office:value="0.27764415528053599" table:style-name="ce1">
            <text:p>0,27764415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.7603247561639703" table:style-name="ce1">
            <text:p>5,760324756</text:p>
          </table:table-cell>
          <table:table-cell office:value-type="float" office:value="0.49828836655382602" table:style-name="ce1">
            <text:p>0,498288367</text:p>
          </table:table-cell>
          <table:table-cell office:value-type="float" office:value="-1.4024614642211699" table:style-name="ce1">
            <text:p>-1,402461464</text:p>
          </table:table-cell>
          <table:table-cell office:value-type="float" office:value="0.27910004128750798" table:style-name="ce1">
            <text:p>0,279100041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5.7536771374477498" table:style-name="ce1">
            <text:p>5,753677137</text:p>
          </table:table-cell>
          <table:table-cell office:value-type="float" office:value="0.497092048095644" table:style-name="ce1">
            <text:p>0,497092048</text:p>
          </table:table-cell>
          <table:table-cell office:value-type="float" office:value="-1.39979598881749" table:style-name="ce1">
            <text:p>-1,399795989</text:p>
          </table:table-cell>
          <table:table-cell office:value-type="float" office:value="0.27650466722212003" table:style-name="ce1">
            <text:p>0,27650466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.7725032809364096" table:style-name="ce1">
            <text:p>5,772503281</text:p>
          </table:table-cell>
          <table:table-cell office:value-type="float" office:value="0.49729613437960901" table:style-name="ce1">
            <text:p>0,497296134</text:p>
          </table:table-cell>
          <table:table-cell office:value-type="float" office:value="-1.3965951911568699" table:style-name="ce1">
            <text:p>-1,396595191</text:p>
          </table:table-cell>
          <table:table-cell office:value-type="float" office:value="0.27882497216857999" table:style-name="ce1">
            <text:p>0,278824972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5.7824349877327101" table:style-name="ce1">
            <text:p>5,782434988</text:p>
          </table:table-cell>
          <table:table-cell office:value-type="float" office:value="0.49733424871425502" table:style-name="ce1">
            <text:p>0,497334249</text:p>
          </table:table-cell>
          <table:table-cell office:value-type="float" office:value="-1.39884098024961" table:style-name="ce1">
            <text:p>-1,39884098</text:p>
          </table:table-cell>
          <table:table-cell office:value-type="float" office:value="0.28102188753700902" table:style-name="ce1">
            <text:p>0,281021888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.7662446285443902" table:style-name="ce1">
            <text:p>5,766244629</text:p>
          </table:table-cell>
          <table:table-cell office:value-type="float" office:value="0.49747479031636699" table:style-name="ce1">
            <text:p>0,49747479</text:p>
          </table:table-cell>
          <table:table-cell office:value-type="float" office:value="-1.3980325733755099" table:style-name="ce1">
            <text:p>-1,398032573</text:p>
          </table:table-cell>
          <table:table-cell office:value-type="float" office:value="0.27909524954250597" table:style-name="ce1">
            <text:p>0,27909525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5.7690273957072202" table:style-name="ce1">
            <text:p>5,769027396</text:p>
          </table:table-cell>
          <table:table-cell office:value-type="float" office:value="0.49729954516547697" table:style-name="ce1">
            <text:p>0,497299545</text:p>
          </table:table-cell>
          <table:table-cell office:value-type="float" office:value="-1.3960046927385199" table:style-name="ce1">
            <text:p>-1,396004693</text:p>
          </table:table-cell>
          <table:table-cell office:value-type="float" office:value="0.27951296133168801" table:style-name="ce1">
            <text:p>0,27951296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7408447201422304" table:style-name="ce1">
            <text:p>5,74084472</text:p>
          </table:table-cell>
          <table:table-cell office:value-type="float" office:value="0.49870256577108102" table:style-name="ce1">
            <text:p>0,498702566</text:p>
          </table:table-cell>
          <table:table-cell office:value-type="float" office:value="-1.4008362420023399" table:style-name="ce1">
            <text:p>-1,400836242</text:p>
          </table:table-cell>
          <table:table-cell office:value-type="float" office:value="0.281421974298662" table:style-name="ce1">
            <text:p>0,281421974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5.7482376662559203" table:style-name="ce1">
            <text:p>5,748237666</text:p>
          </table:table-cell>
          <table:table-cell office:value-type="float" office:value="0.49712211682165097" table:style-name="ce1">
            <text:p>0,497122117</text:p>
          </table:table-cell>
          <table:table-cell office:value-type="float" office:value="-1.3979896845312401" table:style-name="ce1">
            <text:p>-1,397989685</text:p>
          </table:table-cell>
          <table:table-cell office:value-type="float" office:value="0.28014570935051802" table:style-name="ce1">
            <text:p>0,280145709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7273962239336704" table:style-name="ce1">
            <text:p>5,727396224</text:p>
          </table:table-cell>
          <table:table-cell office:value-type="float" office:value="0.49832133824487901" table:style-name="ce1">
            <text:p>0,498321338</text:p>
          </table:table-cell>
          <table:table-cell office:value-type="float" office:value="-1.3999186916445401" table:style-name="ce1">
            <text:p>-1,399918692</text:p>
          </table:table-cell>
          <table:table-cell office:value-type="float" office:value="0.27965637371054303" table:style-name="ce1">
            <text:p>0,279656374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5.7046322632160802" table:style-name="ce1">
            <text:p>5,704632263</text:p>
          </table:table-cell>
          <table:table-cell office:value-type="float" office:value="0.49949198465668598" table:style-name="ce1">
            <text:p>0,499491985</text:p>
          </table:table-cell>
          <table:table-cell office:value-type="float" office:value="-1.4069549658495399" table:style-name="ce1">
            <text:p>-1,406954966</text:p>
          </table:table-cell>
          <table:table-cell office:value-type="float" office:value="0.27888930903324499" table:style-name="ce1">
            <text:p>0,27888930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6975326478735404" table:style-name="ce1">
            <text:p>5,697532648</text:p>
          </table:table-cell>
          <table:table-cell office:value-type="float" office:value="0.49903946895175499" table:style-name="ce1">
            <text:p>0,499039469</text:p>
          </table:table-cell>
          <table:table-cell office:value-type="float" office:value="-1.3979450257044701" table:style-name="ce1">
            <text:p>-1,397945026</text:p>
          </table:table-cell>
          <table:table-cell office:value-type="float" office:value="0.280096372100123" table:style-name="ce1">
            <text:p>0,280096372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5.6820121789510596" table:style-name="ce1">
            <text:p>5,682012179</text:p>
          </table:table-cell>
          <table:table-cell office:value-type="float" office:value="0.499689883385463" table:style-name="ce1">
            <text:p>0,499689883</text:p>
          </table:table-cell>
          <table:table-cell office:value-type="float" office:value="-1.4053832661510499" table:style-name="ce1">
            <text:p>-1,405383266</text:p>
          </table:table-cell>
          <table:table-cell office:value-type="float" office:value="0.27653443795938398" table:style-name="ce1">
            <text:p>0,27653443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6854610212896297" table:style-name="ce1">
            <text:p>5,685461021</text:p>
          </table:table-cell>
          <table:table-cell office:value-type="float" office:value="0.49962104808576102" table:style-name="ce1">
            <text:p>0,499621048</text:p>
          </table:table-cell>
          <table:table-cell office:value-type="float" office:value="-1.39812802299104" table:style-name="ce1">
            <text:p>-1,398128023</text:p>
          </table:table-cell>
          <table:table-cell office:value-type="float" office:value="0.28356028778857201" table:style-name="ce1">
            <text:p>0,283560288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5.68526569294706" table:style-name="ce1">
            <text:p>5,685265693</text:p>
          </table:table-cell>
          <table:table-cell office:value-type="float" office:value="0.49976445613463" table:style-name="ce1">
            <text:p>0,499764456</text:p>
          </table:table-cell>
          <table:table-cell office:value-type="float" office:value="-1.3977670496629799" table:style-name="ce1">
            <text:p>-1,39776705</text:p>
          </table:table-cell>
          <table:table-cell office:value-type="float" office:value="0.28513426804186898" table:style-name="ce1">
            <text:p>0,28513426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.6874043665999796" table:style-name="ce1">
            <text:p>5,687404367</text:p>
          </table:table-cell>
          <table:table-cell office:value-type="float" office:value="0.49955681196248403" table:style-name="ce1">
            <text:p>0,499556812</text:p>
          </table:table-cell>
          <table:table-cell office:value-type="float" office:value="-1.3963247779910899" table:style-name="ce1">
            <text:p>-1,396324778</text:p>
          </table:table-cell>
          <table:table-cell office:value-type="float" office:value="0.28327830225054101" table:style-name="ce1">
            <text:p>0,283278302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5.7008844555499598" table:style-name="ce1">
            <text:p>5,700884456</text:p>
          </table:table-cell>
          <table:table-cell office:value-type="float" office:value="0.49962495851275202" table:style-name="ce1">
            <text:p>0,499624959</text:p>
          </table:table-cell>
          <table:table-cell office:value-type="float" office:value="-1.39998961381983" table:style-name="ce1">
            <text:p>-1,399989614</text:p>
          </table:table-cell>
          <table:table-cell office:value-type="float" office:value="0.28236232501359598" table:style-name="ce1">
            <text:p>0,28236232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7013174607992303" table:style-name="ce1">
            <text:p>5,701317461</text:p>
          </table:table-cell>
          <table:table-cell office:value-type="float" office:value="0.49892575085198398" table:style-name="ce1">
            <text:p>0,498925751</text:p>
          </table:table-cell>
          <table:table-cell office:value-type="float" office:value="-1.39703575438425" table:style-name="ce1">
            <text:p>-1,397035754</text:p>
          </table:table-cell>
          <table:table-cell office:value-type="float" office:value="0.28080663239013098" table:style-name="ce1">
            <text:p>0,280806632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5.7102195817816801" table:style-name="ce1">
            <text:p>5,710219582</text:p>
          </table:table-cell>
          <table:table-cell office:value-type="float" office:value="0.49805300858592699" table:style-name="ce1">
            <text:p>0,498053009</text:p>
          </table:table-cell>
          <table:table-cell office:value-type="float" office:value="-1.39130199641082" table:style-name="ce1">
            <text:p>-1,391301996</text:p>
          </table:table-cell>
          <table:table-cell office:value-type="float" office:value="0.28397034097261498" table:style-name="ce1">
            <text:p>0,28397034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.7084138808361704" table:style-name="ce1">
            <text:p>5,708413881</text:p>
          </table:table-cell>
          <table:table-cell office:value-type="float" office:value="0.498905496098068" table:style-name="ce1">
            <text:p>0,498905496</text:p>
          </table:table-cell>
          <table:table-cell office:value-type="float" office:value="-1.3988267302987001" table:style-name="ce1">
            <text:p>-1,39882673</text:p>
          </table:table-cell>
          <table:table-cell office:value-type="float" office:value="0.281933268111344" table:style-name="ce1">
            <text:p>0,281933268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5.70553921571861" table:style-name="ce1">
            <text:p>5,705539216</text:p>
          </table:table-cell>
          <table:table-cell office:value-type="float" office:value="0.498986124449392" table:style-name="ce1">
            <text:p>0,498986124</text:p>
          </table:table-cell>
          <table:table-cell office:value-type="float" office:value="-1.40321218213398" table:style-name="ce1">
            <text:p>-1,403212182</text:p>
          </table:table-cell>
          <table:table-cell office:value-type="float" office:value="0.27842548531816302" table:style-name="ce1">
            <text:p>0,27842548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.7196436073227899" table:style-name="ce1">
            <text:p>5,719643607</text:p>
          </table:table-cell>
          <table:table-cell office:value-type="float" office:value="0.49885234429954101" table:style-name="ce1">
            <text:p>0,498852344</text:p>
          </table:table-cell>
          <table:table-cell office:value-type="float" office:value="-1.3988657820397901" table:style-name="ce1">
            <text:p>-1,398865782</text:p>
          </table:table-cell>
          <table:table-cell office:value-type="float" office:value="0.28202706486165702" table:style-name="ce1">
            <text:p>0,282027065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5.7035249562345598" table:style-name="ce1">
            <text:p>5,703524956</text:p>
          </table:table-cell>
          <table:table-cell office:value-type="float" office:value="0.49948793003029202" table:style-name="ce1">
            <text:p>0,49948793</text:p>
          </table:table-cell>
          <table:table-cell office:value-type="float" office:value="-1.3976370815755601" table:style-name="ce1">
            <text:p>-1,397637082</text:p>
          </table:table-cell>
          <table:table-cell office:value-type="float" office:value="0.28506500699807602" table:style-name="ce1">
            <text:p>0,28506500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.7036665205019101" table:style-name="ce1">
            <text:p>5,703666521</text:p>
          </table:table-cell>
          <table:table-cell office:value-type="float" office:value="0.49937272364134899" table:style-name="ce1">
            <text:p>0,499372724</text:p>
          </table:table-cell>
          <table:table-cell office:value-type="float" office:value="-1.39530552444074" table:style-name="ce1">
            <text:p>-1,395305524</text:p>
          </table:table-cell>
          <table:table-cell office:value-type="float" office:value="0.28633112720083498" table:style-name="ce1">
            <text:p>0,286331127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5.7146540058865698" table:style-name="ce1">
            <text:p>5,714654006</text:p>
          </table:table-cell>
          <table:table-cell office:value-type="float" office:value="0.499197235674257" table:style-name="ce1">
            <text:p>0,499197236</text:p>
          </table:table-cell>
          <table:table-cell office:value-type="float" office:value="-1.39932271349992" table:style-name="ce1">
            <text:p>-1,399322713</text:p>
          </table:table-cell>
          <table:table-cell office:value-type="float" office:value="0.27848378374412902" table:style-name="ce1">
            <text:p>0,278483784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7131431062604996" table:style-name="ce1">
            <text:p>5,713143106</text:p>
          </table:table-cell>
          <table:table-cell office:value-type="float" office:value="0.49883359129545402" table:style-name="ce1">
            <text:p>0,498833591</text:p>
          </table:table-cell>
          <table:table-cell office:value-type="float" office:value="-1.3987966183759" table:style-name="ce1">
            <text:p>-1,398796618</text:p>
          </table:table-cell>
          <table:table-cell office:value-type="float" office:value="0.28226690103134" table:style-name="ce1">
            <text:p>0,282266901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5.7022856597392" table:style-name="ce1">
            <text:p>5,70228566</text:p>
          </table:table-cell>
          <table:table-cell office:value-type="float" office:value="0.49875222154578402" table:style-name="ce1">
            <text:p>0,498752222</text:p>
          </table:table-cell>
          <table:table-cell office:value-type="float" office:value="-1.3937889738834099" table:style-name="ce1">
            <text:p>-1,393788974</text:p>
          </table:table-cell>
          <table:table-cell office:value-type="float" office:value="0.28059755527021801" table:style-name="ce1">
            <text:p>0,28059755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.6961715796295103" table:style-name="ce1">
            <text:p>5,69617158</text:p>
          </table:table-cell>
          <table:table-cell office:value-type="float" office:value="0.49939493390552903" table:style-name="ce1">
            <text:p>0,499394934</text:p>
          </table:table-cell>
          <table:table-cell office:value-type="float" office:value="-1.3998970889814799" table:style-name="ce1">
            <text:p>-1,399897089</text:p>
          </table:table-cell>
          <table:table-cell office:value-type="float" office:value="0.27766407438303398" table:style-name="ce1">
            <text:p>0,277664074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5.7133563039665898" table:style-name="ce1">
            <text:p>5,713356304</text:p>
          </table:table-cell>
          <table:table-cell office:value-type="float" office:value="0.49869797037320601" table:style-name="ce1">
            <text:p>0,49869797</text:p>
          </table:table-cell>
          <table:table-cell office:value-type="float" office:value="-1.3954649029182999" table:style-name="ce1">
            <text:p>-1,395464903</text:p>
          </table:table-cell>
          <table:table-cell office:value-type="float" office:value="0.27953768147784303" table:style-name="ce1">
            <text:p>0,27953768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.7121819440745698" table:style-name="ce1">
            <text:p>5,712181944</text:p>
          </table:table-cell>
          <table:table-cell office:value-type="float" office:value="0.499272212712708" table:style-name="ce1">
            <text:p>0,499272213</text:p>
          </table:table-cell>
          <table:table-cell office:value-type="float" office:value="-1.39824433970913" table:style-name="ce1">
            <text:p>-1,39824434</text:p>
          </table:table-cell>
          <table:table-cell office:value-type="float" office:value="0.28302528667592702" table:style-name="ce1">
            <text:p>0,283025287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5.7089210344814703" table:style-name="ce1">
            <text:p>5,708921034</text:p>
          </table:table-cell>
          <table:table-cell office:value-type="float" office:value="0.49885338927394601" table:style-name="ce1">
            <text:p>0,498853389</text:p>
          </table:table-cell>
          <table:table-cell office:value-type="float" office:value="-1.3968918382079401" table:style-name="ce1">
            <text:p>-1,396891838</text:p>
          </table:table-cell>
          <table:table-cell office:value-type="float" office:value="0.27941184878990699" table:style-name="ce1">
            <text:p>0,27941184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.7132418190024499" table:style-name="ce1">
            <text:p>5,713241819</text:p>
          </table:table-cell>
          <table:table-cell office:value-type="float" office:value="0.498761941897157" table:style-name="ce1">
            <text:p>0,498761942</text:p>
          </table:table-cell>
          <table:table-cell office:value-type="float" office:value="-1.3958554499009499" table:style-name="ce1">
            <text:p>-1,39585545</text:p>
          </table:table-cell>
          <table:table-cell office:value-type="float" office:value="0.28142226598396802" table:style-name="ce1">
            <text:p>0,281422266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5.7025661258981302" table:style-name="ce1">
            <text:p>5,702566126</text:p>
          </table:table-cell>
          <table:table-cell office:value-type="float" office:value="0.49905321856283502" table:style-name="ce1">
            <text:p>0,499053219</text:p>
          </table:table-cell>
          <table:table-cell office:value-type="float" office:value="-1.4010253373105099" table:style-name="ce1">
            <text:p>-1,401025337</text:p>
          </table:table-cell>
          <table:table-cell office:value-type="float" office:value="0.27931437226452999" table:style-name="ce1">
            <text:p>0,27931437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7102749011997496" table:style-name="ce1">
            <text:p>5,710274901</text:p>
          </table:table-cell>
          <table:table-cell office:value-type="float" office:value="0.499188322873796" table:style-name="ce1">
            <text:p>0,499188323</text:p>
          </table:table-cell>
          <table:table-cell office:value-type="float" office:value="-1.40109634427545" table:style-name="ce1">
            <text:p>-1,401096344</text:p>
          </table:table-cell>
          <table:table-cell office:value-type="float" office:value="0.28282765608591998" table:style-name="ce1">
            <text:p>0,282827656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5.6922684556277297" table:style-name="ce1">
            <text:p>5,692268456</text:p>
          </table:table-cell>
          <table:table-cell office:value-type="float" office:value="0.49885607139022198" table:style-name="ce1">
            <text:p>0,498856071</text:p>
          </table:table-cell>
          <table:table-cell office:value-type="float" office:value="-1.39645177363465" table:style-name="ce1">
            <text:p>-1,396451774</text:p>
          </table:table-cell>
          <table:table-cell office:value-type="float" office:value="0.27711823420981402" table:style-name="ce1">
            <text:p>0,277118234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.7092718579610802" table:style-name="ce1">
            <text:p>5,709271858</text:p>
          </table:table-cell>
          <table:table-cell office:value-type="float" office:value="0.49908069356137902" table:style-name="ce1">
            <text:p>0,499080694</text:p>
          </table:table-cell>
          <table:table-cell office:value-type="float" office:value="-1.4015832039164" table:style-name="ce1">
            <text:p>-1,401583204</text:p>
          </table:table-cell>
          <table:table-cell office:value-type="float" office:value="0.27416841056998997" table:style-name="ce1">
            <text:p>0,274168411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5.7096338072088804" table:style-name="ce1">
            <text:p>5,709633807</text:p>
          </table:table-cell>
          <table:table-cell office:value-type="float" office:value="0.49857275703510601" table:style-name="ce1">
            <text:p>0,498572757</text:p>
          </table:table-cell>
          <table:table-cell office:value-type="float" office:value="-1.4018252057316101" table:style-name="ce1">
            <text:p>-1,401825206</text:p>
          </table:table-cell>
          <table:table-cell office:value-type="float" office:value="0.27264587956479902" table:style-name="ce1">
            <text:p>0,2726458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.7080078808292498" table:style-name="ce1">
            <text:p>5,708007881</text:p>
          </table:table-cell>
          <table:table-cell office:value-type="float" office:value="0.49840969154272402" table:style-name="ce1">
            <text:p>0,498409692</text:p>
          </table:table-cell>
          <table:table-cell office:value-type="float" office:value="-1.3965543732519301" table:style-name="ce1">
            <text:p>-1,396554373</text:p>
          </table:table-cell>
          <table:table-cell office:value-type="float" office:value="0.28138393284139601" table:style-name="ce1">
            <text:p>0,281383933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5.7119548015995596" table:style-name="ce1">
            <text:p>5,711954802</text:p>
          </table:table-cell>
          <table:table-cell office:value-type="float" office:value="0.49864311475213802" table:style-name="ce1">
            <text:p>0,498643115</text:p>
          </table:table-cell>
          <table:table-cell office:value-type="float" office:value="-1.3987635665267599" table:style-name="ce1">
            <text:p>-1,398763567</text:p>
          </table:table-cell>
          <table:table-cell office:value-type="float" office:value="0.27703319895949502" table:style-name="ce1">
            <text:p>0,277033199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.7156100462007098" table:style-name="ce1">
            <text:p>5,715610046</text:p>
          </table:table-cell>
          <table:table-cell office:value-type="float" office:value="0.49883192940073201" table:style-name="ce1">
            <text:p>0,498831929</text:p>
          </table:table-cell>
          <table:table-cell office:value-type="float" office:value="-1.39823214041778" table:style-name="ce1">
            <text:p>-1,39823214</text:p>
          </table:table-cell>
          <table:table-cell office:value-type="float" office:value="0.27896305656021297" table:style-name="ce1">
            <text:p>0,278963057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5.7152761084544998" table:style-name="ce1">
            <text:p>5,715276108</text:p>
          </table:table-cell>
          <table:table-cell office:value-type="float" office:value="0.49793903084526497" table:style-name="ce1">
            <text:p>0,497939031</text:p>
          </table:table-cell>
          <table:table-cell office:value-type="float" office:value="-1.3979960912309399" table:style-name="ce1">
            <text:p>-1,397996091</text:p>
          </table:table-cell>
          <table:table-cell office:value-type="float" office:value="0.277373644199364" table:style-name="ce1">
            <text:p>0,277373644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.7239558665377901" table:style-name="ce1">
            <text:p>5,723955867</text:p>
          </table:table-cell>
          <table:table-cell office:value-type="float" office:value="0.49970488405533697" table:style-name="ce1">
            <text:p>0,499704884</text:p>
          </table:table-cell>
          <table:table-cell office:value-type="float" office:value="-1.39943450079802" table:style-name="ce1">
            <text:p>-1,399434501</text:p>
          </table:table-cell>
          <table:table-cell office:value-type="float" office:value="0.27946805729373297" table:style-name="ce1">
            <text:p>0,279468057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5.71533010685057" table:style-name="ce1">
            <text:p>5,715330107</text:p>
          </table:table-cell>
          <table:table-cell office:value-type="float" office:value="0.49874590866167001" table:style-name="ce1">
            <text:p>0,498745909</text:p>
          </table:table-cell>
          <table:table-cell office:value-type="float" office:value="-1.40017411944348" table:style-name="ce1">
            <text:p>-1,400174119</text:p>
          </table:table-cell>
          <table:table-cell office:value-type="float" office:value="0.27508704566770098" table:style-name="ce1">
            <text:p>0,275087046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.6987879220347502" table:style-name="ce1">
            <text:p>5,698787922</text:p>
          </table:table-cell>
          <table:table-cell office:value-type="float" office:value="0.49833363752214399" table:style-name="ce1">
            <text:p>0,498333638</text:p>
          </table:table-cell>
          <table:table-cell office:value-type="float" office:value="-1.3946411994078001" table:style-name="ce1">
            <text:p>-1,394641199</text:p>
          </table:table-cell>
          <table:table-cell office:value-type="float" office:value="0.27641348173684499" table:style-name="ce1">
            <text:p>0,276413482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5.6989808657660896" table:style-name="ce1">
            <text:p>5,698980866</text:p>
          </table:table-cell>
          <table:table-cell office:value-type="float" office:value="0.49940016698093698" table:style-name="ce1">
            <text:p>0,499400167</text:p>
          </table:table-cell>
          <table:table-cell office:value-type="float" office:value="-1.39518314690334" table:style-name="ce1">
            <text:p>-1,395183147</text:p>
          </table:table-cell>
          <table:table-cell office:value-type="float" office:value="0.28410007566596901" table:style-name="ce1">
            <text:p>0,28410007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.6829142252620297" table:style-name="ce1">
            <text:p>5,682914225</text:p>
          </table:table-cell>
          <table:table-cell office:value-type="float" office:value="0.49992760099594102" table:style-name="ce1">
            <text:p>0,499927601</text:p>
          </table:table-cell>
          <table:table-cell office:value-type="float" office:value="-1.3969404299438" table:style-name="ce1">
            <text:p>-1,39694043</text:p>
          </table:table-cell>
          <table:table-cell office:value-type="float" office:value="0.28343099432417501" table:style-name="ce1">
            <text:p>0,283430994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5.6935865804927301" table:style-name="ce1">
            <text:p>5,69358658</text:p>
          </table:table-cell>
          <table:table-cell office:value-type="float" office:value="0.49920097100709498" table:style-name="ce1">
            <text:p>0,499200971</text:p>
          </table:table-cell>
          <table:table-cell office:value-type="float" office:value="-1.3991372894772001" table:style-name="ce1">
            <text:p>-1,399137289</text:p>
          </table:table-cell>
          <table:table-cell office:value-type="float" office:value="0.28031186508311201" table:style-name="ce1">
            <text:p>0,280311865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.6828000359669302" table:style-name="ce1">
            <text:p>5,682800036</text:p>
          </table:table-cell>
          <table:table-cell office:value-type="float" office:value="0.49968677709291898" table:style-name="ce1">
            <text:p>0,499686777</text:p>
          </table:table-cell>
          <table:table-cell office:value-type="float" office:value="-1.39876461511546" table:style-name="ce1">
            <text:p>-1,398764615</text:p>
          </table:table-cell>
          <table:table-cell office:value-type="float" office:value="0.28032242556237802" table:style-name="ce1">
            <text:p>0,280322426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5.6920937236901201" table:style-name="ce1">
            <text:p>5,692093724</text:p>
          </table:table-cell>
          <table:table-cell office:value-type="float" office:value="0.49920342688317598" table:style-name="ce1">
            <text:p>0,499203427</text:p>
          </table:table-cell>
          <table:table-cell office:value-type="float" office:value="-1.39473574633671" table:style-name="ce1">
            <text:p>-1,394735746</text:p>
          </table:table-cell>
          <table:table-cell office:value-type="float" office:value="0.279045747207884" table:style-name="ce1">
            <text:p>0,279045747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.7079639652577798" table:style-name="ce1">
            <text:p>5,707963965</text:p>
          </table:table-cell>
          <table:table-cell office:value-type="float" office:value="0.50020222529008196" table:style-name="ce1">
            <text:p>0,500202225</text:p>
          </table:table-cell>
          <table:table-cell office:value-type="float" office:value="-1.40092984664585" table:style-name="ce1">
            <text:p>-1,400929847</text:p>
          </table:table-cell>
          <table:table-cell office:value-type="float" office:value="0.28278199185012898" table:style-name="ce1">
            <text:p>0,282781992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5.6917475672909701" table:style-name="ce1">
            <text:p>5,691747567</text:p>
          </table:table-cell>
          <table:table-cell office:value-type="float" office:value="0.49951583346280798" table:style-name="ce1">
            <text:p>0,499515833</text:p>
          </table:table-cell>
          <table:table-cell office:value-type="float" office:value="-1.39659504540307" table:style-name="ce1">
            <text:p>-1,396595045</text:p>
          </table:table-cell>
          <table:table-cell office:value-type="float" office:value="0.27828057124823402" table:style-name="ce1">
            <text:p>0,27828057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.70350578070137" table:style-name="ce1">
            <text:p>5,703505781</text:p>
          </table:table-cell>
          <table:table-cell office:value-type="float" office:value="0.49966971356068501" table:style-name="ce1">
            <text:p>0,499669714</text:p>
          </table:table-cell>
          <table:table-cell office:value-type="float" office:value="-1.3980618116458501" table:style-name="ce1">
            <text:p>-1,398061812</text:p>
          </table:table-cell>
          <table:table-cell office:value-type="float" office:value="0.28117772877666902" table:style-name="ce1">
            <text:p>0,281177729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5.7118075510628996" table:style-name="ce1">
            <text:p>5,711807551</text:p>
          </table:table-cell>
          <table:table-cell office:value-type="float" office:value="0.49915569331916898" table:style-name="ce1">
            <text:p>0,499155693</text:p>
          </table:table-cell>
          <table:table-cell office:value-type="float" office:value="-1.3984457337952201" table:style-name="ce1">
            <text:p>-1,398445734</text:p>
          </table:table-cell>
          <table:table-cell office:value-type="float" office:value="0.28255251535894199" table:style-name="ce1">
            <text:p>0,28255251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.7039333514761301" table:style-name="ce1">
            <text:p>5,703933351</text:p>
          </table:table-cell>
          <table:table-cell office:value-type="float" office:value="0.498302144326705" table:style-name="ce1">
            <text:p>0,498302144</text:p>
          </table:table-cell>
          <table:table-cell office:value-type="float" office:value="-1.39683169781274" table:style-name="ce1">
            <text:p>-1,396831698</text:p>
          </table:table-cell>
          <table:table-cell office:value-type="float" office:value="0.278301813451029" table:style-name="ce1">
            <text:p>0,278301813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5.6974578428534697" table:style-name="ce1">
            <text:p>5,697457843</text:p>
          </table:table-cell>
          <table:table-cell office:value-type="float" office:value="0.499469980905063" table:style-name="ce1">
            <text:p>0,499469981</text:p>
          </table:table-cell>
          <table:table-cell office:value-type="float" office:value="-1.39535742641268" table:style-name="ce1">
            <text:p>-1,395357426</text:p>
          </table:table-cell>
          <table:table-cell office:value-type="float" office:value="0.28242736981379302" table:style-name="ce1">
            <text:p>0,28242737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.6889976261799902" table:style-name="ce1">
            <text:p>5,688997626</text:p>
          </table:table-cell>
          <table:table-cell office:value-type="float" office:value="0.49935573689469298" table:style-name="ce1">
            <text:p>0,499355737</text:p>
          </table:table-cell>
          <table:table-cell office:value-type="float" office:value="-1.39886069505394" table:style-name="ce1">
            <text:p>-1,398860695</text:p>
          </table:table-cell>
          <table:table-cell office:value-type="float" office:value="0.28002428450024602" table:style-name="ce1">
            <text:p>0,280024285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5.68284532144824" table:style-name="ce1">
            <text:p>5,682845321</text:p>
          </table:table-cell>
          <table:table-cell office:value-type="float" office:value="0.49975388003652399" table:style-name="ce1">
            <text:p>0,49975388</text:p>
          </table:table-cell>
          <table:table-cell office:value-type="float" office:value="-1.39830682989592" table:style-name="ce1">
            <text:p>-1,39830683</text:p>
          </table:table-cell>
          <table:table-cell office:value-type="float" office:value="0.27996486019863798" table:style-name="ce1">
            <text:p>0,27996486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6667318579264396" table:style-name="ce1">
            <text:p>5,666731858</text:p>
          </table:table-cell>
          <table:table-cell office:value-type="float" office:value="0.49978765521388901" table:style-name="ce1">
            <text:p>0,499787655</text:p>
          </table:table-cell>
          <table:table-cell office:value-type="float" office:value="-1.39407393457497" table:style-name="ce1">
            <text:p>-1,394073935</text:p>
          </table:table-cell>
          <table:table-cell office:value-type="float" office:value="0.28186393055758202" table:style-name="ce1">
            <text:p>0,281863931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5.6831503763233204" table:style-name="ce1">
            <text:p>5,683150376</text:p>
          </table:table-cell>
          <table:table-cell office:value-type="float" office:value="0.49929551760517799" table:style-name="ce1">
            <text:p>0,499295518</text:p>
          </table:table-cell>
          <table:table-cell office:value-type="float" office:value="-1.3934707770539501" table:style-name="ce1">
            <text:p>-1,393470777</text:p>
          </table:table-cell>
          <table:table-cell office:value-type="float" office:value="0.28460062121970298" table:style-name="ce1">
            <text:p>0,284600621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.6554768497566998" table:style-name="ce1">
            <text:p>5,65547685</text:p>
          </table:table-cell>
          <table:table-cell office:value-type="float" office:value="0.50014915780160096" table:style-name="ce1">
            <text:p>0,500149158</text:p>
          </table:table-cell>
          <table:table-cell office:value-type="float" office:value="-1.3921113819547699" table:style-name="ce1">
            <text:p>-1,392111382</text:p>
          </table:table-cell>
          <table:table-cell office:value-type="float" office:value="0.28576946044363899" table:style-name="ce1">
            <text:p>0,28576946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5.6726508129253199" table:style-name="ce1">
            <text:p>5,672650813</text:p>
          </table:table-cell>
          <table:table-cell office:value-type="float" office:value="0.50018999929934604" table:style-name="ce1">
            <text:p>0,500189999</text:p>
          </table:table-cell>
          <table:table-cell office:value-type="float" office:value="-1.3973891309837101" table:style-name="ce1">
            <text:p>-1,397389131</text:p>
          </table:table-cell>
          <table:table-cell office:value-type="float" office:value="0.28390699531969199" table:style-name="ce1">
            <text:p>0,28390699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.6539758881944797" table:style-name="ce1">
            <text:p>5,653975888</text:p>
          </table:table-cell>
          <table:table-cell office:value-type="float" office:value="0.49970877478824" table:style-name="ce1">
            <text:p>0,499708775</text:p>
          </table:table-cell>
          <table:table-cell office:value-type="float" office:value="-1.39489295470524" table:style-name="ce1">
            <text:p>-1,394892955</text:p>
          </table:table-cell>
          <table:table-cell office:value-type="float" office:value="0.279404827489732" table:style-name="ce1">
            <text:p>0,279404827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5.6458735579883497" table:style-name="ce1">
            <text:p>5,645873558</text:p>
          </table:table-cell>
          <table:table-cell office:value-type="float" office:value="0.50046470343647798" table:style-name="ce1">
            <text:p>0,500464703</text:p>
          </table:table-cell>
          <table:table-cell office:value-type="float" office:value="-1.3973141322743701" table:style-name="ce1">
            <text:p>-1,397314132</text:p>
          </table:table-cell>
          <table:table-cell office:value-type="float" office:value="0.28040763793885398" table:style-name="ce1">
            <text:p>0,28040763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.6510286596104597" table:style-name="ce1">
            <text:p>5,65102866</text:p>
          </table:table-cell>
          <table:table-cell office:value-type="float" office:value="0.50005830283411401" table:style-name="ce1">
            <text:p>0,500058303</text:p>
          </table:table-cell>
          <table:table-cell office:value-type="float" office:value="-1.3940194433744899" table:style-name="ce1">
            <text:p>-1,394019443</text:p>
          </table:table-cell>
          <table:table-cell office:value-type="float" office:value="0.28131714053045398" table:style-name="ce1">
            <text:p>0,281317141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5.6156977357325397" table:style-name="ce1">
            <text:p>5,615697736</text:p>
          </table:table-cell>
          <table:table-cell office:value-type="float" office:value="0.50126418145686902" table:style-name="ce1">
            <text:p>0,501264181</text:p>
          </table:table-cell>
          <table:table-cell office:value-type="float" office:value="-1.39485411781109" table:style-name="ce1">
            <text:p>-1,394854118</text:p>
          </table:table-cell>
          <table:table-cell office:value-type="float" office:value="0.28039178493371703" table:style-name="ce1">
            <text:p>0,28039178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6133208204082896" table:style-name="ce1">
            <text:p>5,61332082</text:p>
          </table:table-cell>
          <table:table-cell office:value-type="float" office:value="0.50187179093829204" table:style-name="ce1">
            <text:p>0,501871791</text:p>
          </table:table-cell>
          <table:table-cell office:value-type="float" office:value="-1.39612172689188" table:style-name="ce1">
            <text:p>-1,396121727</text:p>
          </table:table-cell>
          <table:table-cell office:value-type="float" office:value="0.28569908388098297" table:style-name="ce1">
            <text:p>0,285699084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5.6314817378587998" table:style-name="ce1">
            <text:p>5,631481738</text:p>
          </table:table-cell>
          <table:table-cell office:value-type="float" office:value="0.50049114167503805" table:style-name="ce1">
            <text:p>0,500491142</text:p>
          </table:table-cell>
          <table:table-cell office:value-type="float" office:value="-1.3929838547613" table:style-name="ce1">
            <text:p>-1,392983855</text:p>
          </table:table-cell>
          <table:table-cell office:value-type="float" office:value="0.28069111621370901" table:style-name="ce1">
            <text:p>0,280691116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.6070288441854004" table:style-name="ce1">
            <text:p>5,607028844</text:p>
          </table:table-cell>
          <table:table-cell office:value-type="float" office:value="0.50080061623888805" table:style-name="ce1">
            <text:p>0,500800616</text:p>
          </table:table-cell>
          <table:table-cell office:value-type="float" office:value="-1.39639915351886" table:style-name="ce1">
            <text:p>-1,396399154</text:p>
          </table:table-cell>
          <table:table-cell office:value-type="float" office:value="0.27567439498129698" table:style-name="ce1">
            <text:p>0,275674395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5.6165133917204999" table:style-name="ce1">
            <text:p>5,616513392</text:p>
          </table:table-cell>
          <table:table-cell office:value-type="float" office:value="0.50185387465112496" table:style-name="ce1">
            <text:p>0,501853875</text:p>
          </table:table-cell>
          <table:table-cell office:value-type="float" office:value="-1.3961766527122801" table:style-name="ce1">
            <text:p>-1,396176653</text:p>
          </table:table-cell>
          <table:table-cell office:value-type="float" office:value="0.28136571911858199" table:style-name="ce1">
            <text:p>0,281365719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6273633831160899" table:style-name="ce1">
            <text:p>5,627363383</text:p>
          </table:table-cell>
          <table:table-cell office:value-type="float" office:value="0.50082494163171698" table:style-name="ce1">
            <text:p>0,500824942</text:p>
          </table:table-cell>
          <table:table-cell office:value-type="float" office:value="-1.3961770203849699" table:style-name="ce1">
            <text:p>-1,39617702</text:p>
          </table:table-cell>
          <table:table-cell office:value-type="float" office:value="0.27904567474888498" table:style-name="ce1">
            <text:p>0,279045675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5.6298306027846401" table:style-name="ce1">
            <text:p>5,629830603</text:p>
          </table:table-cell>
          <table:table-cell office:value-type="float" office:value="0.50089835531839999" table:style-name="ce1">
            <text:p>0,500898355</text:p>
          </table:table-cell>
          <table:table-cell office:value-type="float" office:value="-1.39572585325851" table:style-name="ce1">
            <text:p>-1,395725853</text:p>
          </table:table-cell>
          <table:table-cell office:value-type="float" office:value="0.279144542832654" table:style-name="ce1">
            <text:p>0,279144543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.61124506506484" table:style-name="ce1">
            <text:p>5,611245065</text:p>
          </table:table-cell>
          <table:table-cell office:value-type="float" office:value="0.501980951283857" table:style-name="ce1">
            <text:p>0,501980951</text:p>
          </table:table-cell>
          <table:table-cell office:value-type="float" office:value="-1.39600181808671" table:style-name="ce1">
            <text:p>-1,396001818</text:p>
          </table:table-cell>
          <table:table-cell office:value-type="float" office:value="0.28392978055471602" table:style-name="ce1">
            <text:p>0,283929781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5.6122659466127702" table:style-name="ce1">
            <text:p>5,612265947</text:p>
          </table:table-cell>
          <table:table-cell office:value-type="float" office:value="0.50117985986568603" table:style-name="ce1">
            <text:p>0,50117986</text:p>
          </table:table-cell>
          <table:table-cell office:value-type="float" office:value="-1.3966419944388899" table:style-name="ce1">
            <text:p>-1,396641994</text:p>
          </table:table-cell>
          <table:table-cell office:value-type="float" office:value="0.28094704925755198" table:style-name="ce1">
            <text:p>0,280947049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6025228537181597" table:style-name="ce1">
            <text:p>5,602522854</text:p>
          </table:table-cell>
          <table:table-cell office:value-type="float" office:value="0.50198335232057101" table:style-name="ce1">
            <text:p>0,501983352</text:p>
          </table:table-cell>
          <table:table-cell office:value-type="float" office:value="-1.3930468139280201" table:style-name="ce1">
            <text:p>-1,393046814</text:p>
          </table:table-cell>
          <table:table-cell office:value-type="float" office:value="0.28798833626143799" table:style-name="ce1">
            <text:p>0,287988336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5.5795971920902598" table:style-name="ce1">
            <text:p>5,579597192</text:p>
          </table:table-cell>
          <table:table-cell office:value-type="float" office:value="0.50214684903324303" table:style-name="ce1">
            <text:p>0,502146849</text:p>
          </table:table-cell>
          <table:table-cell office:value-type="float" office:value="-1.3945677707548001" table:style-name="ce1">
            <text:p>-1,394567771</text:p>
          </table:table-cell>
          <table:table-cell office:value-type="float" office:value="0.28301611298114698" table:style-name="ce1">
            <text:p>0,28301611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.5493343905262797" table:style-name="ce1">
            <text:p>5,549334391</text:p>
          </table:table-cell>
          <table:table-cell office:value-type="float" office:value="0.50301760945023599" table:style-name="ce1">
            <text:p>0,503017609</text:p>
          </table:table-cell>
          <table:table-cell office:value-type="float" office:value="-1.3970780182022999" table:style-name="ce1">
            <text:p>-1,397078018</text:p>
          </table:table-cell>
          <table:table-cell office:value-type="float" office:value="0.28280979702766901" table:style-name="ce1">
            <text:p>0,282809797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5.5535874069064999" table:style-name="ce1">
            <text:p>5,553587407</text:p>
          </table:table-cell>
          <table:table-cell office:value-type="float" office:value="0.50306519878934897" table:style-name="ce1">
            <text:p>0,503065199</text:p>
          </table:table-cell>
          <table:table-cell office:value-type="float" office:value="-1.39275011237546" table:style-name="ce1">
            <text:p>-1,392750112</text:p>
          </table:table-cell>
          <table:table-cell office:value-type="float" office:value="0.283411679974716" table:style-name="ce1">
            <text:p>0,28341168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55502065581656" table:style-name="ce1">
            <text:p>5,555020656</text:p>
          </table:table-cell>
          <table:table-cell office:value-type="float" office:value="0.50279190086217995" table:style-name="ce1">
            <text:p>0,502791901</text:p>
          </table:table-cell>
          <table:table-cell office:value-type="float" office:value="-1.3963278327532" table:style-name="ce1">
            <text:p>-1,396327833</text:p>
          </table:table-cell>
          <table:table-cell office:value-type="float" office:value="0.281664590900287" table:style-name="ce1">
            <text:p>0,281664591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5.5383517611670401" table:style-name="ce1">
            <text:p>5,538351761</text:p>
          </table:table-cell>
          <table:table-cell office:value-type="float" office:value="0.503365983332829" table:style-name="ce1">
            <text:p>0,503365983</text:p>
          </table:table-cell>
          <table:table-cell office:value-type="float" office:value="-1.3967497732037399" table:style-name="ce1">
            <text:p>-1,396749773</text:p>
          </table:table-cell>
          <table:table-cell office:value-type="float" office:value="0.28103498432804402" table:style-name="ce1">
            <text:p>0,28103498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.5298166916142701" table:style-name="ce1">
            <text:p>5,529816692</text:p>
          </table:table-cell>
          <table:table-cell office:value-type="float" office:value="0.50305991880019996" table:style-name="ce1">
            <text:p>0,503059919</text:p>
          </table:table-cell>
          <table:table-cell office:value-type="float" office:value="-1.3933496279536099" table:style-name="ce1">
            <text:p>-1,393349628</text:p>
          </table:table-cell>
          <table:table-cell office:value-type="float" office:value="0.27844109123447203" table:style-name="ce1">
            <text:p>0,278441091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5.5125264218427201" table:style-name="ce1">
            <text:p>5,512526422</text:p>
          </table:table-cell>
          <table:table-cell office:value-type="float" office:value="0.50415309385612495" table:style-name="ce1">
            <text:p>0,504153094</text:p>
          </table:table-cell>
          <table:table-cell office:value-type="float" office:value="-1.3965992792075099" table:style-name="ce1">
            <text:p>-1,396599279</text:p>
          </table:table-cell>
          <table:table-cell office:value-type="float" office:value="0.28509203580617598" table:style-name="ce1">
            <text:p>0,28509203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.5178300301874703" table:style-name="ce1">
            <text:p>5,51783003</text:p>
          </table:table-cell>
          <table:table-cell office:value-type="float" office:value="0.50431080069678103" table:style-name="ce1">
            <text:p>0,504310801</text:p>
          </table:table-cell>
          <table:table-cell office:value-type="float" office:value="-1.3977306019020601" table:style-name="ce1">
            <text:p>-1,397730602</text:p>
          </table:table-cell>
          <table:table-cell office:value-type="float" office:value="0.28367998712885301" table:style-name="ce1">
            <text:p>0,283679987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5.5209854467443096" table:style-name="ce1">
            <text:p>5,520985447</text:p>
          </table:table-cell>
          <table:table-cell office:value-type="float" office:value="0.50402351510073096" table:style-name="ce1">
            <text:p>0,504023515</text:p>
          </table:table-cell>
          <table:table-cell office:value-type="float" office:value="-1.39430770810493" table:style-name="ce1">
            <text:p>-1,394307708</text:p>
          </table:table-cell>
          <table:table-cell office:value-type="float" office:value="0.28871380140214098" table:style-name="ce1">
            <text:p>0,288713801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5101159747442896" table:style-name="ce1">
            <text:p>5,510115975</text:p>
          </table:table-cell>
          <table:table-cell office:value-type="float" office:value="0.50392516943855004" table:style-name="ce1">
            <text:p>0,503925169</text:p>
          </table:table-cell>
          <table:table-cell office:value-type="float" office:value="-1.3970457580197899" table:style-name="ce1">
            <text:p>-1,397045758</text:p>
          </table:table-cell>
          <table:table-cell office:value-type="float" office:value="0.28267916144708199" table:style-name="ce1">
            <text:p>0,282679161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5.5016178048806497" table:style-name="ce1">
            <text:p>5,501617805</text:p>
          </table:table-cell>
          <table:table-cell office:value-type="float" office:value="0.50408932340624302" table:style-name="ce1">
            <text:p>0,504089323</text:p>
          </table:table-cell>
          <table:table-cell office:value-type="float" office:value="-1.39700052160567" table:style-name="ce1">
            <text:p>-1,397000522</text:p>
          </table:table-cell>
          <table:table-cell office:value-type="float" office:value="0.28145859453876798" table:style-name="ce1">
            <text:p>0,28145859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.4787665787039197" table:style-name="ce1">
            <text:p>5,478766579</text:p>
          </table:table-cell>
          <table:table-cell office:value-type="float" office:value="0.50428763433357704" table:style-name="ce1">
            <text:p>0,504287634</text:p>
          </table:table-cell>
          <table:table-cell office:value-type="float" office:value="-1.3959950966174799" table:style-name="ce1">
            <text:p>-1,395995097</text:p>
          </table:table-cell>
          <table:table-cell office:value-type="float" office:value="0.28140249729604699" table:style-name="ce1">
            <text:p>0,281402497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5.4717650064010002" table:style-name="ce1">
            <text:p>5,471765006</text:p>
          </table:table-cell>
          <table:table-cell office:value-type="float" office:value="0.50473605794489096" table:style-name="ce1">
            <text:p>0,504736058</text:p>
          </table:table-cell>
          <table:table-cell office:value-type="float" office:value="-1.3970296643814399" table:style-name="ce1">
            <text:p>-1,397029664</text:p>
          </table:table-cell>
          <table:table-cell office:value-type="float" office:value="0.28024436718043699" table:style-name="ce1">
            <text:p>0,280244367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.4760276849361" table:style-name="ce1">
            <text:p>5,476027685</text:p>
          </table:table-cell>
          <table:table-cell office:value-type="float" office:value="0.50486538654805602" table:style-name="ce1">
            <text:p>0,504865387</text:p>
          </table:table-cell>
          <table:table-cell office:value-type="float" office:value="-1.3942680062381401" table:style-name="ce1">
            <text:p>-1,394268006</text:p>
          </table:table-cell>
          <table:table-cell office:value-type="float" office:value="0.28420701608844201" table:style-name="ce1">
            <text:p>0,284207016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5.4761980012503697" table:style-name="ce1">
            <text:p>5,476198001</text:p>
          </table:table-cell>
          <table:table-cell office:value-type="float" office:value="0.50430480313914805" table:style-name="ce1">
            <text:p>0,504304803</text:p>
          </table:table-cell>
          <table:table-cell office:value-type="float" office:value="-1.39731818927631" table:style-name="ce1">
            <text:p>-1,397318189</text:p>
          </table:table-cell>
          <table:table-cell office:value-type="float" office:value="0.27946509391029101" table:style-name="ce1">
            <text:p>0,27946509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.4735068586552096" table:style-name="ce1">
            <text:p>5,473506859</text:p>
          </table:table-cell>
          <table:table-cell office:value-type="float" office:value="0.50545713405436599" table:style-name="ce1">
            <text:p>0,505457134</text:p>
          </table:table-cell>
          <table:table-cell office:value-type="float" office:value="-1.4003075116041499" table:style-name="ce1">
            <text:p>-1,400307512</text:p>
          </table:table-cell>
          <table:table-cell office:value-type="float" office:value="0.28470426918980002" table:style-name="ce1">
            <text:p>0,284704269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5.4662813603584901" table:style-name="ce1">
            <text:p>5,46628136</text:p>
          </table:table-cell>
          <table:table-cell office:value-type="float" office:value="0.50513121403662997" table:style-name="ce1">
            <text:p>0,505131214</text:p>
          </table:table-cell>
          <table:table-cell office:value-type="float" office:value="-1.39541643027646" table:style-name="ce1">
            <text:p>-1,39541643</text:p>
          </table:table-cell>
          <table:table-cell office:value-type="float" office:value="0.284554883532109" table:style-name="ce1">
            <text:p>0,28455488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.4553897399357698" table:style-name="ce1">
            <text:p>5,45538974</text:p>
          </table:table-cell>
          <table:table-cell office:value-type="float" office:value="0.50517669531138099" table:style-name="ce1">
            <text:p>0,505176695</text:p>
          </table:table-cell>
          <table:table-cell office:value-type="float" office:value="-1.39622205844425" table:style-name="ce1">
            <text:p>-1,396222058</text:p>
          </table:table-cell>
          <table:table-cell office:value-type="float" office:value="0.28203301991866597" table:style-name="ce1">
            <text:p>0,28203302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5.4527146028023399" table:style-name="ce1">
            <text:p>5,452714603</text:p>
          </table:table-cell>
          <table:table-cell office:value-type="float" office:value="0.50536372933441898" table:style-name="ce1">
            <text:p>0,505363729</text:p>
          </table:table-cell>
          <table:table-cell office:value-type="float" office:value="-1.39665720225481" table:style-name="ce1">
            <text:p>-1,396657202</text:p>
          </table:table-cell>
          <table:table-cell office:value-type="float" office:value="0.28293149703515402" table:style-name="ce1">
            <text:p>0,28293149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.4431317695861701" table:style-name="ce1">
            <text:p>5,44313177</text:p>
          </table:table-cell>
          <table:table-cell office:value-type="float" office:value="0.50523681006546095" table:style-name="ce1">
            <text:p>0,50523681</text:p>
          </table:table-cell>
          <table:table-cell office:value-type="float" office:value="-1.39453433525272" table:style-name="ce1">
            <text:p>-1,394534335</text:p>
          </table:table-cell>
          <table:table-cell office:value-type="float" office:value="0.28466479511970499" table:style-name="ce1">
            <text:p>0,284664795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5.4340452213963601" table:style-name="ce1">
            <text:p>5,434045221</text:p>
          </table:table-cell>
          <table:table-cell office:value-type="float" office:value="0.50550020126417095" table:style-name="ce1">
            <text:p>0,505500201</text:p>
          </table:table-cell>
          <table:table-cell office:value-type="float" office:value="-1.3949766221104201" table:style-name="ce1">
            <text:p>-1,394976622</text:p>
          </table:table-cell>
          <table:table-cell office:value-type="float" office:value="0.28076434669161798" table:style-name="ce1">
            <text:p>0,28076434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.3839371750885396" table:style-name="ce1">
            <text:p>5,383937175</text:p>
          </table:table-cell>
          <table:table-cell office:value-type="float" office:value="0.50718038537810595" table:style-name="ce1">
            <text:p>0,507180385</text:p>
          </table:table-cell>
          <table:table-cell office:value-type="float" office:value="-1.3946654910798999" table:style-name="ce1">
            <text:p>-1,394665491</text:p>
          </table:table-cell>
          <table:table-cell office:value-type="float" office:value="0.28331669361165701" table:style-name="ce1">
            <text:p>0,283316694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5.3564184546983897" table:style-name="ce1">
            <text:p>5,356418455</text:p>
          </table:table-cell>
          <table:table-cell office:value-type="float" office:value="0.50729349924557898" table:style-name="ce1">
            <text:p>0,507293499</text:p>
          </table:table-cell>
          <table:table-cell office:value-type="float" office:value="-1.3917137712913601" table:style-name="ce1">
            <text:p>-1,391713771</text:p>
          </table:table-cell>
          <table:table-cell office:value-type="float" office:value="0.284961455151655" table:style-name="ce1">
            <text:p>0,28496145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.33351156952748" table:style-name="ce1">
            <text:p>5,33351157</text:p>
          </table:table-cell>
          <table:table-cell office:value-type="float" office:value="0.50791173134207102" table:style-name="ce1">
            <text:p>0,507911731</text:p>
          </table:table-cell>
          <table:table-cell office:value-type="float" office:value="-1.3931857071707501" table:style-name="ce1">
            <text:p>-1,393185707</text:p>
          </table:table-cell>
          <table:table-cell office:value-type="float" office:value="0.28404187103029399" table:style-name="ce1">
            <text:p>0,284041871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5.3581050599891" table:style-name="ce1">
            <text:p>5,35810506</text:p>
          </table:table-cell>
          <table:table-cell office:value-type="float" office:value="0.50766209382043004" table:style-name="ce1">
            <text:p>0,507662094</text:p>
          </table:table-cell>
          <table:table-cell office:value-type="float" office:value="-1.3950148972307801" table:style-name="ce1">
            <text:p>-1,395014897</text:p>
          </table:table-cell>
          <table:table-cell office:value-type="float" office:value="0.28575175210028603" table:style-name="ce1">
            <text:p>0,285751752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3415564476992596" table:style-name="ce1">
            <text:p>5,341556448</text:p>
          </table:table-cell>
          <table:table-cell office:value-type="float" office:value="0.50774356588060998" table:style-name="ce1">
            <text:p>0,507743566</text:p>
          </table:table-cell>
          <table:table-cell office:value-type="float" office:value="-1.3946681959543299" table:style-name="ce1">
            <text:p>-1,394668196</text:p>
          </table:table-cell>
          <table:table-cell office:value-type="float" office:value="0.28620939799804901" table:style-name="ce1">
            <text:p>0,286209398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5.2788428543970998" table:style-name="ce1">
            <text:p>5,278842854</text:p>
          </table:table-cell>
          <table:table-cell office:value-type="float" office:value="0.50826510596383301" table:style-name="ce1">
            <text:p>0,508265106</text:p>
          </table:table-cell>
          <table:table-cell office:value-type="float" office:value="-1.3898349814454001" table:style-name="ce1">
            <text:p>-1,389834981</text:p>
          </table:table-cell>
          <table:table-cell office:value-type="float" office:value="0.28382371231724901" table:style-name="ce1">
            <text:p>0,28382371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.2664036744248897" table:style-name="ce1">
            <text:p>5,266403674</text:p>
          </table:table-cell>
          <table:table-cell office:value-type="float" office:value="0.50992212284491301" table:style-name="ce1">
            <text:p>0,509922123</text:p>
          </table:table-cell>
          <table:table-cell office:value-type="float" office:value="-1.3917845162636699" table:style-name="ce1">
            <text:p>-1,391784516</text:p>
          </table:table-cell>
          <table:table-cell office:value-type="float" office:value="0.286323158519178" table:style-name="ce1">
            <text:p>0,286323159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5.2719089862503301" table:style-name="ce1">
            <text:p>5,271908986</text:p>
          </table:table-cell>
          <table:table-cell office:value-type="float" office:value="0.509341956731865" table:style-name="ce1">
            <text:p>0,509341957</text:p>
          </table:table-cell>
          <table:table-cell office:value-type="float" office:value="-1.3921246789946999" table:style-name="ce1">
            <text:p>-1,392124679</text:p>
          </table:table-cell>
          <table:table-cell office:value-type="float" office:value="0.28344800162244399" table:style-name="ce1">
            <text:p>0,283448002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.2531873114927201" table:style-name="ce1">
            <text:p>5,253187311</text:p>
          </table:table-cell>
          <table:table-cell office:value-type="float" office:value="0.51028355513520096" table:style-name="ce1">
            <text:p>0,510283555</text:p>
          </table:table-cell>
          <table:table-cell office:value-type="float" office:value="-1.39484810035055" table:style-name="ce1">
            <text:p>-1,3948481</text:p>
          </table:table-cell>
          <table:table-cell office:value-type="float" office:value="0.28567933578909199" table:style-name="ce1">
            <text:p>0,285679336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5.24934334930595" table:style-name="ce1">
            <text:p>5,249343349</text:p>
          </table:table-cell>
          <table:table-cell office:value-type="float" office:value="0.51125309497198601" table:style-name="ce1">
            <text:p>0,511253095</text:p>
          </table:table-cell>
          <table:table-cell office:value-type="float" office:value="-1.39552252466085" table:style-name="ce1">
            <text:p>-1,395522525</text:p>
          </table:table-cell>
          <table:table-cell office:value-type="float" office:value="0.28347921441374602" table:style-name="ce1">
            <text:p>0,283479214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.2723152339597004" table:style-name="ce1">
            <text:p>5,272315234</text:p>
          </table:table-cell>
          <table:table-cell office:value-type="float" office:value="0.510281247385169" table:style-name="ce1">
            <text:p>0,510281247</text:p>
          </table:table-cell>
          <table:table-cell office:value-type="float" office:value="-1.39207908354628" table:style-name="ce1">
            <text:p>-1,392079084</text:p>
          </table:table-cell>
          <table:table-cell office:value-type="float" office:value="0.28737165981284601" table:style-name="ce1">
            <text:p>0,28737166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5.2651322771704301" table:style-name="ce1">
            <text:p>5,265132277</text:p>
          </table:table-cell>
          <table:table-cell office:value-type="float" office:value="0.51012367416955995" table:style-name="ce1">
            <text:p>0,510123674</text:p>
          </table:table-cell>
          <table:table-cell office:value-type="float" office:value="-1.3930765912273" table:style-name="ce1">
            <text:p>-1,393076591</text:p>
          </table:table-cell>
          <table:table-cell office:value-type="float" office:value="0.28282268586452902" table:style-name="ce1">
            <text:p>0,28282268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.2873350501377701" table:style-name="ce1">
            <text:p>5,28733505</text:p>
          </table:table-cell>
          <table:table-cell office:value-type="float" office:value="0.51006402020312502" table:style-name="ce1">
            <text:p>0,51006402</text:p>
          </table:table-cell>
          <table:table-cell office:value-type="float" office:value="-1.39386040158284" table:style-name="ce1">
            <text:p>-1,393860402</text:p>
          </table:table-cell>
          <table:table-cell office:value-type="float" office:value="0.28861916218867001" table:style-name="ce1">
            <text:p>0,288619162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5.2648523314746098" table:style-name="ce1">
            <text:p>5,264852331</text:p>
          </table:table-cell>
          <table:table-cell office:value-type="float" office:value="0.51011663899272697" table:style-name="ce1">
            <text:p>0,510116639</text:p>
          </table:table-cell>
          <table:table-cell office:value-type="float" office:value="-1.3936478535513299" table:style-name="ce1">
            <text:p>-1,393647854</text:p>
          </table:table-cell>
          <table:table-cell office:value-type="float" office:value="0.28534558655604503" table:style-name="ce1">
            <text:p>0,28534558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.2839301852757004" table:style-name="ce1">
            <text:p>5,283930185</text:p>
          </table:table-cell>
          <table:table-cell office:value-type="float" office:value="0.50970043820883704" table:style-name="ce1">
            <text:p>0,509700438</text:p>
          </table:table-cell>
          <table:table-cell office:value-type="float" office:value="-1.3966124039057499" table:style-name="ce1">
            <text:p>-1,396612404</text:p>
          </table:table-cell>
          <table:table-cell office:value-type="float" office:value="0.284935756300083" table:style-name="ce1">
            <text:p>0,284935756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5.2829803407046896" table:style-name="ce1">
            <text:p>5,282980341</text:p>
          </table:table-cell>
          <table:table-cell office:value-type="float" office:value="0.50965190629523904" table:style-name="ce1">
            <text:p>0,509651906</text:p>
          </table:table-cell>
          <table:table-cell office:value-type="float" office:value="-1.3965773270489401" table:style-name="ce1">
            <text:p>-1,396577327</text:p>
          </table:table-cell>
          <table:table-cell office:value-type="float" office:value="0.28595928945181098" table:style-name="ce1">
            <text:p>0,285959289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.25704815826579" table:style-name="ce1">
            <text:p>5,257048158</text:p>
          </table:table-cell>
          <table:table-cell office:value-type="float" office:value="0.51083725626138399" table:style-name="ce1">
            <text:p>0,510837256</text:p>
          </table:table-cell>
          <table:table-cell office:value-type="float" office:value="-1.39619233852623" table:style-name="ce1">
            <text:p>-1,396192339</text:p>
          </table:table-cell>
          <table:table-cell office:value-type="float" office:value="0.2855472305299" table:style-name="ce1">
            <text:p>0,285547231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5.2661191338786404" table:style-name="ce1">
            <text:p>5,266119134</text:p>
          </table:table-cell>
          <table:table-cell office:value-type="float" office:value="0.51058488848419203" table:style-name="ce1">
            <text:p>0,510584888</text:p>
          </table:table-cell>
          <table:table-cell office:value-type="float" office:value="-1.3911012504489799" table:style-name="ce1">
            <text:p>-1,39110125</text:p>
          </table:table-cell>
          <table:table-cell office:value-type="float" office:value="0.28410360768847298" table:style-name="ce1">
            <text:p>0,28410360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.2840782443747001" table:style-name="ce1">
            <text:p>5,284078244</text:p>
          </table:table-cell>
          <table:table-cell office:value-type="float" office:value="0.50957689623781099" table:style-name="ce1">
            <text:p>0,509576896</text:p>
          </table:table-cell>
          <table:table-cell office:value-type="float" office:value="-1.39591586513713" table:style-name="ce1">
            <text:p>-1,395915865</text:p>
          </table:table-cell>
          <table:table-cell office:value-type="float" office:value="0.28318209732034" table:style-name="ce1">
            <text:p>0,283182097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5.2459298747252596" table:style-name="ce1">
            <text:p>5,245929875</text:p>
          </table:table-cell>
          <table:table-cell office:value-type="float" office:value="0.51076271699620301" table:style-name="ce1">
            <text:p>0,510762717</text:p>
          </table:table-cell>
          <table:table-cell office:value-type="float" office:value="-1.3957653425691201" table:style-name="ce1">
            <text:p>-1,395765343</text:p>
          </table:table-cell>
          <table:table-cell office:value-type="float" office:value="0.28875546042665501" table:style-name="ce1">
            <text:p>0,2887554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.2343860220391996" table:style-name="ce1">
            <text:p>5,234386022</text:p>
          </table:table-cell>
          <table:table-cell office:value-type="float" office:value="0.51118437960487295" table:style-name="ce1">
            <text:p>0,51118438</text:p>
          </table:table-cell>
          <table:table-cell office:value-type="float" office:value="-1.39398551261616" table:style-name="ce1">
            <text:p>-1,393985513</text:p>
          </table:table-cell>
          <table:table-cell office:value-type="float" office:value="0.285507943294039" table:style-name="ce1">
            <text:p>0,285507943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5.2327176068927796" table:style-name="ce1">
            <text:p>5,232717607</text:p>
          </table:table-cell>
          <table:table-cell office:value-type="float" office:value="0.51177839983437901" table:style-name="ce1">
            <text:p>0,5117784</text:p>
          </table:table-cell>
          <table:table-cell office:value-type="float" office:value="-1.3926761990238199" table:style-name="ce1">
            <text:p>-1,392676199</text:p>
          </table:table-cell>
          <table:table-cell office:value-type="float" office:value="0.28990347028172297" table:style-name="ce1">
            <text:p>0,28990347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.2715452178560804" table:style-name="ce1">
            <text:p>5,271545218</text:p>
          </table:table-cell>
          <table:table-cell office:value-type="float" office:value="0.51019397196628402" table:style-name="ce1">
            <text:p>0,510193972</text:p>
          </table:table-cell>
          <table:table-cell office:value-type="float" office:value="-1.3940544064996301" table:style-name="ce1">
            <text:p>-1,394054406</text:p>
          </table:table-cell>
          <table:table-cell office:value-type="float" office:value="0.28497397992141299" table:style-name="ce1">
            <text:p>0,28497398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5.2506292185236401" table:style-name="ce1">
            <text:p>5,250629219</text:p>
          </table:table-cell>
          <table:table-cell office:value-type="float" office:value="0.51029847300529196" table:style-name="ce1">
            <text:p>0,510298473</text:p>
          </table:table-cell>
          <table:table-cell office:value-type="float" office:value="-1.39390312695741" table:style-name="ce1">
            <text:p>-1,393903127</text:p>
          </table:table-cell>
          <table:table-cell office:value-type="float" office:value="0.284376907523472" table:style-name="ce1">
            <text:p>0,284376908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.3033743684134498" table:style-name="ce1">
            <text:p>5,303374368</text:p>
          </table:table-cell>
          <table:table-cell office:value-type="float" office:value="0.50933619054212098" table:style-name="ce1">
            <text:p>0,509336191</text:p>
          </table:table-cell>
          <table:table-cell office:value-type="float" office:value="-1.3954777583718301" table:style-name="ce1">
            <text:p>-1,395477758</text:p>
          </table:table-cell>
          <table:table-cell office:value-type="float" office:value="0.28575698477675299" table:style-name="ce1">
            <text:p>0,285756985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5.3075695747863696" table:style-name="ce1">
            <text:p>5,307569575</text:p>
          </table:table-cell>
          <table:table-cell office:value-type="float" office:value="0.50938397537861702" table:style-name="ce1">
            <text:p>0,509383975</text:p>
          </table:table-cell>
          <table:table-cell office:value-type="float" office:value="-1.39478131289442" table:style-name="ce1">
            <text:p>-1,394781313</text:p>
          </table:table-cell>
          <table:table-cell office:value-type="float" office:value="0.28420026439911" table:style-name="ce1">
            <text:p>0,28420026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2954118338646703" table:style-name="ce1">
            <text:p>5,295411834</text:p>
          </table:table-cell>
          <table:table-cell office:value-type="float" office:value="0.510156930250662" table:style-name="ce1">
            <text:p>0,51015693</text:p>
          </table:table-cell>
          <table:table-cell office:value-type="float" office:value="-1.3964334985721301" table:style-name="ce1">
            <text:p>-1,396433499</text:p>
          </table:table-cell>
          <table:table-cell office:value-type="float" office:value="0.287135460290117" table:style-name="ce1">
            <text:p>0,28713546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5.2164287259402302" table:style-name="ce1">
            <text:p>5,216428726</text:p>
          </table:table-cell>
          <table:table-cell office:value-type="float" office:value="0.51260206897152505" table:style-name="ce1">
            <text:p>0,512602069</text:p>
          </table:table-cell>
          <table:table-cell office:value-type="float" office:value="-1.3934880487672201" table:style-name="ce1">
            <text:p>-1,393488049</text:p>
          </table:table-cell>
          <table:table-cell office:value-type="float" office:value="0.28842889138738298" table:style-name="ce1">
            <text:p>0,288428891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.1021994029449296" table:style-name="ce1">
            <text:p>5,102199403</text:p>
          </table:table-cell>
          <table:table-cell office:value-type="float" office:value="0.51515670416356196" table:style-name="ce1">
            <text:p>0,515156704</text:p>
          </table:table-cell>
          <table:table-cell office:value-type="float" office:value="-1.38903400881524" table:style-name="ce1">
            <text:p>-1,389034009</text:p>
          </table:table-cell>
          <table:table-cell office:value-type="float" office:value="0.291864558118203" table:style-name="ce1">
            <text:p>0,291864558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4.9553414992618698" table:style-name="ce1">
            <text:p>4,955341499</text:p>
          </table:table-cell>
          <table:table-cell office:value-type="float" office:value="0.51855575370027196" table:style-name="ce1">
            <text:p>0,518555754</text:p>
          </table:table-cell>
          <table:table-cell office:value-type="float" office:value="-1.3895125833737301" table:style-name="ce1">
            <text:p>-1,389512583</text:p>
          </table:table-cell>
          <table:table-cell office:value-type="float" office:value="0.28914485426004199" table:style-name="ce1">
            <text:p>0,289144854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6902888901845001" table:style-name="ce1">
            <text:p>4,69028889</text:p>
          </table:table-cell>
          <table:table-cell office:value-type="float" office:value="0.52753742544023896" table:style-name="ce1">
            <text:p>0,527537425</text:p>
          </table:table-cell>
          <table:table-cell office:value-type="float" office:value="-1.38504201212531" table:style-name="ce1">
            <text:p>-1,385042012</text:p>
          </table:table-cell>
          <table:table-cell office:value-type="float" office:value="0.29200211308878399" table:style-name="ce1">
            <text:p>0,292002113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4.2524629993682899" table:style-name="ce1">
            <text:p>4,252462999</text:p>
          </table:table-cell>
          <table:table-cell office:value-type="float" office:value="0.54271146602768905" table:style-name="ce1">
            <text:p>0,542711466</text:p>
          </table:table-cell>
          <table:table-cell office:value-type="float" office:value="-1.37008107741125" table:style-name="ce1">
            <text:p>-1,370081077</text:p>
          </table:table-cell>
          <table:table-cell office:value-type="float" office:value="0.30318605558482797" table:style-name="ce1">
            <text:p>0,30318605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.5619345965421498" table:style-name="ce1">
            <text:p>3,561934597</text:p>
          </table:table-cell>
          <table:table-cell office:value-type="float" office:value="0.57381558070113403" table:style-name="ce1">
            <text:p>0,573815581</text:p>
          </table:table-cell>
          <table:table-cell office:value-type="float" office:value="-1.3432005051117499" table:style-name="ce1">
            <text:p>-1,343200505</text:p>
          </table:table-cell>
          <table:table-cell office:value-type="float" office:value="0.32055654770147601" table:style-name="ce1">
            <text:p>0,320556548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2.5684087602071402" table:style-name="ce1">
            <text:p>2,56840876</text:p>
          </table:table-cell>
          <table:table-cell office:value-type="float" office:value="0.63676817264409002" table:style-name="ce1">
            <text:p>0,636768173</text:p>
          </table:table-cell>
          <table:table-cell office:value-type="float" office:value="-1.30589542630247" table:style-name="ce1">
            <text:p>-1,305895426</text:p>
          </table:table-cell>
          <table:table-cell office:value-type="float" office:value="0.34895245142789499" table:style-name="ce1">
            <text:p>0,34895245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verage velocit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.5791343892123173" table:formula="msoxl:=AVERAGE(B2:B200)" table:style-name="ce1">
            <text:p>5,579134389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368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6:01Z</dc:date>
    <meta:editing-cycles>5</meta:editing-cycles>
    <meta:editing-duration>PT0S</meta:editing-duration>
  </office:meta>
</office:document-meta>
</file>